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5"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6"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7"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8"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9"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0"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1"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2"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04fdf71" style:font-size-asian="7pt" style:font-style-asian="normal" style:font-weight-asian="bold" style:font-size-complex="8pt" style:font-style-complex="normal" style:font-weight-complex="bold"/>
    </style:style>
    <style:style style:name="P14" style:family="paragraph" style:parent-style-name="Standard">
      <style:paragraph-properties fo:text-align="start" style:justify-single-word="false"/>
      <style:text-properties style:font-name="DejaVu Sans" fo:font-size="8pt" fo:font-style="normal" style:text-underline-style="none" officeooo:rsid="02035df4" officeooo:paragraph-rsid="0103802b" style:font-size-asian="7pt" style:font-style-asian="normal" style:font-size-complex="8pt" style:font-style-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b95fd9"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fo:color="#000000" style:font-name="DejaVu Sans" fo:font-size="8pt" fo:font-style="normal" style:text-underline-style="none" fo:font-weight="normal" officeooo:rsid="00f075fe" officeooo:paragraph-rsid="010167a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DejaVu Sans" fo:font-size="8pt" fo:font-style="normal" style:text-underline-style="none" fo:font-weight="normal" officeooo:rsid="02129e9e" officeooo:paragraph-rsid="02129e9e"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justify" style:justify-single-word="false"/>
      <style:text-properties fo:color="#000000" style:font-name="DejaVu Sans" fo:font-size="8pt" fo:font-style="normal" style:text-underline-style="none" fo:font-weight="normal" officeooo:rsid="021745a0" officeooo:paragraph-rsid="021745a0"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justify" style:justify-single-word="false"/>
      <style:text-properties fo:color="#000000" style:font-name="DejaVu Sans" fo:font-size="8pt" fo:font-style="normal" style:text-underline-style="none" fo:font-weight="normal" officeooo:rsid="0217f747" officeooo:paragraph-rsid="0217f74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justify" style:justify-single-word="false"/>
      <style:text-properties fo:color="#000000" style:font-name="DejaVu Sans" fo:font-size="8pt" fo:font-style="normal" style:text-underline-style="none" fo:font-weight="normal" officeooo:rsid="021bb8c2" officeooo:paragraph-rsid="021bb8c2"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justify" style:justify-single-word="false"/>
      <style:text-properties fo:color="#000000" style:font-name="DejaVu Sans" fo:font-size="8pt" fo:font-style="normal" style:text-underline-style="none" fo:font-weight="normal" officeooo:rsid="021c548e" officeooo:paragraph-rsid="021c548e"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justify" style:justify-single-word="false"/>
      <style:text-properties fo:color="#000000" style:font-name="DejaVu Sans" fo:font-size="8pt" fo:font-style="normal" style:text-underline-style="none" fo:font-weight="normal" officeooo:rsid="021d7965" officeooo:paragraph-rsid="021d7965"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justify" style:justify-single-word="false"/>
      <style:text-properties fo:color="#000000" style:font-name="DejaVu Sans" fo:font-size="8pt" fo:font-style="normal" style:text-underline-style="none" fo:font-weight="normal" officeooo:rsid="021ee054" officeooo:paragraph-rsid="021ee054"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justify" style:justify-single-word="false"/>
      <style:text-properties fo:color="#000000" style:font-name="DejaVu Sans" fo:font-size="8pt" fo:font-style="normal" style:text-underline-style="none" fo:font-weight="normal" officeooo:rsid="0220e868" officeooo:paragraph-rsid="0220e86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justify" style:justify-single-word="false"/>
      <style:text-properties fo:color="#000000" style:font-name="DejaVu Sans" fo:font-size="8pt" fo:font-style="normal" style:text-underline-style="none" fo:font-weight="normal" officeooo:rsid="02215800" officeooo:paragraph-rsid="02215800"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justify" style:justify-single-word="false"/>
      <style:text-properties fo:color="#000000" style:font-name="DejaVu Sans" fo:font-size="8pt" fo:font-style="normal" style:text-underline-style="none" fo:font-weight="normal" officeooo:rsid="022213b6" officeooo:paragraph-rsid="022213b6"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justify" style:justify-single-word="false"/>
      <style:text-properties fo:color="#000000" style:font-name="DejaVu Sans" fo:font-size="8pt" fo:font-style="normal" style:text-underline-style="none" fo:font-weight="normal" officeooo:rsid="0226489a" officeooo:paragraph-rsid="0226489a"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justify" style:justify-single-word="false"/>
      <style:text-properties fo:color="#000000" style:font-name="DejaVu Sans" fo:font-size="8pt" fo:font-style="normal" style:text-underline-style="none" fo:font-weight="normal" officeooo:rsid="0226c41e" officeooo:paragraph-rsid="0226c41e"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justify" style:justify-single-word="false"/>
      <style:text-properties fo:color="#000000" style:font-name="DejaVu Sans" fo:font-size="8pt" fo:font-style="normal" style:text-underline-style="none" fo:font-weight="normal" officeooo:rsid="02289b89" officeooo:paragraph-rsid="02289b89"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justify" style:justify-single-word="false"/>
      <style:text-properties fo:color="#000000" style:font-name="DejaVu Sans" fo:font-size="8pt" fo:font-style="normal" style:text-underline-style="none" fo:font-weight="normal" officeooo:rsid="02289b89" officeooo:paragraph-rsid="022b1d13"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justify" style:justify-single-word="false"/>
      <style:text-properties fo:color="#000000" style:font-name="DejaVu Sans" fo:font-size="8pt" fo:font-style="normal" style:text-underline-style="none" fo:font-weight="normal" officeooo:rsid="022a0991" officeooo:paragraph-rsid="022a0991"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justify" style:justify-single-word="false"/>
      <style:text-properties fo:color="#000000" style:font-name="DejaVu Sans" fo:font-size="8pt" fo:font-style="normal" style:text-underline-style="none" fo:font-weight="normal" officeooo:rsid="022b1d13" officeooo:paragraph-rsid="022b1d13"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justify" style:justify-single-word="false"/>
      <style:text-properties fo:color="#000000" style:font-name="DejaVu Sans" fo:font-size="8pt" fo:font-style="normal" style:text-underline-style="none" fo:font-weight="normal" officeooo:rsid="022c918a" officeooo:paragraph-rsid="022c918a"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justify" style:justify-single-word="false"/>
      <style:text-properties fo:color="#000000" style:font-name="DejaVu Sans" fo:font-size="8pt" fo:font-style="normal" style:text-underline-style="none" fo:font-weight="normal" officeooo:rsid="022da815" officeooo:paragraph-rsid="022da81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justify" style:justify-single-word="false"/>
      <style:text-properties fo:color="#000000" style:font-name="DejaVu Sans" fo:font-size="8pt" fo:font-style="normal" style:text-underline-style="none" fo:font-weight="normal" officeooo:rsid="022eb4c5" officeooo:paragraph-rsid="022f0ad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justify" style:justify-single-word="false"/>
      <style:text-properties fo:color="#000000" style:font-name="DejaVu Sans" fo:font-size="8pt" fo:font-style="normal" style:text-underline-style="none" fo:font-weight="normal" officeooo:rsid="022f39ea" officeooo:paragraph-rsid="022f39e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justify" style:justify-single-word="false"/>
      <style:text-properties fo:color="#000000" style:font-name="DejaVu Sans" fo:font-size="8pt" fo:font-style="normal" style:text-underline-style="none" fo:font-weight="normal" officeooo:rsid="0233de70" officeooo:paragraph-rsid="0233de7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justify" style:justify-single-word="false"/>
      <style:text-properties fo:color="#000000" style:font-name="DejaVu Sans" fo:font-size="8pt" fo:font-style="normal" style:text-underline-style="none" fo:font-weight="normal" officeooo:rsid="02351f7b" officeooo:paragraph-rsid="02351f7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justify" style:justify-single-word="false"/>
      <style:text-properties fo:color="#000000" style:font-name="DejaVu Sans" fo:font-size="8pt" fo:font-style="normal" style:text-underline-style="none" fo:font-weight="normal" officeooo:rsid="02372937" officeooo:paragraph-rsid="02372937"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justify" style:justify-single-word="false"/>
      <style:text-properties fo:color="#000000" style:font-name="DejaVu Sans" fo:font-size="8pt" fo:font-style="normal" style:text-underline-style="none" fo:font-weight="normal" officeooo:rsid="02437a68" officeooo:paragraph-rsid="02437a68"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justify" style:justify-single-word="false"/>
      <style:text-properties fo:color="#000000" style:font-name="DejaVu Sans" fo:font-size="8pt" fo:font-style="normal" style:text-underline-style="none" fo:font-weight="normal" officeooo:rsid="0243ff37" officeooo:paragraph-rsid="0243ff3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justify" style:justify-single-word="false"/>
      <style:text-properties fo:color="#000000" style:font-name="DejaVu Sans" fo:font-size="8pt" fo:font-style="normal" style:text-underline-style="none" fo:font-weight="normal" officeooo:rsid="0244f674" officeooo:paragraph-rsid="0243ff37"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justify" style:justify-single-word="false"/>
      <style:text-properties fo:color="#000000" style:font-name="DejaVu Sans" fo:font-size="8pt" fo:font-style="normal" style:text-underline-style="none" fo:font-weight="normal" officeooo:rsid="0244f674" officeooo:paragraph-rsid="0244f674"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justify" style:justify-single-word="false"/>
      <style:text-properties fo:color="#000000" style:font-name="DejaVu Sans" fo:font-size="8pt" fo:font-style="normal" style:text-underline-style="none" fo:font-weight="normal" officeooo:rsid="0247ec84" officeooo:paragraph-rsid="0247ec84"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justify" style:justify-single-word="false"/>
      <style:text-properties fo:color="#000000" style:font-name="DejaVu Sans" fo:font-size="8pt" fo:font-style="normal" style:text-underline-style="none" fo:font-weight="normal" officeooo:rsid="0247fc4d" officeooo:paragraph-rsid="0247fc4d"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justify" style:justify-single-word="false"/>
      <style:text-properties fo:color="#000000" style:font-name="DejaVu Sans" fo:font-size="8pt" fo:font-style="normal" style:text-underline-style="none" fo:font-weight="normal" officeooo:rsid="0249880b" officeooo:paragraph-rsid="0249880b"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justify" style:justify-single-word="false"/>
      <style:text-properties fo:color="#000000" style:font-name="DejaVu Sans" fo:font-size="8pt" fo:font-style="normal" style:text-underline-style="none" fo:font-weight="normal" officeooo:rsid="024a9727" officeooo:paragraph-rsid="024a9727"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justify" style:justify-single-word="false"/>
      <style:text-properties fo:color="#000000" style:font-name="DejaVu Sans" fo:font-size="8pt" fo:font-style="normal" style:text-underline-style="none" fo:font-weight="normal" officeooo:rsid="024db8bf" officeooo:paragraph-rsid="024db8b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justify" style:justify-single-word="false"/>
      <style:text-properties fo:color="#000000" style:font-name="DejaVu Sans" fo:font-size="8pt" fo:font-style="normal" style:text-underline-style="none" fo:font-weight="normal" officeooo:rsid="024ecb62" officeooo:paragraph-rsid="024ecb6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0c798"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20bd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justify" style:justify-single-word="false"/>
      <style:text-properties fo:color="#000000" style:font-name="DejaVu Sans" fo:font-size="8pt" fo:font-style="normal" style:text-underline-style="none" fo:font-weight="normal" officeooo:rsid="0250c798" officeooo:paragraph-rsid="02536b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justify" style:justify-single-word="false"/>
      <style:text-properties fo:color="#000000" style:font-name="DejaVu Sans" fo:font-size="8pt" fo:font-style="normal" style:text-underline-style="none" fo:font-weight="normal" officeooo:rsid="02566a23" officeooo:paragraph-rsid="02566a2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justify" style:justify-single-word="false"/>
      <style:text-properties fo:color="#000000" style:font-name="DejaVu Sans" fo:font-size="8pt" fo:font-style="normal" style:text-underline-style="none" fo:font-weight="normal" officeooo:rsid="02587889" officeooo:paragraph-rsid="02587889"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justify" style:justify-single-word="false"/>
      <style:text-properties fo:color="#000000" style:font-name="DejaVu Sans" fo:font-size="8pt" fo:font-style="normal" style:text-underline-style="none" fo:font-weight="normal" officeooo:rsid="025ee06d" officeooo:paragraph-rsid="025ee06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justify" style:justify-single-word="false"/>
      <style:text-properties fo:color="#000000" style:font-name="DejaVu Sans" fo:font-size="8pt" fo:font-style="normal" style:text-underline-style="none" fo:font-weight="normal" officeooo:rsid="0262f81d" officeooo:paragraph-rsid="0262f81d" fo:background-color="transparent" style:font-size-asian="7pt" style:font-style-asian="normal" style:font-weight-asian="normal" style:font-size-complex="8pt" style:font-style-complex="normal" style:font-weight-complex="normal"/>
    </style:style>
    <style:style style:name="P58" style:family="paragraph" style:parent-style-name="Standard">
      <style:paragraph-properties fo:text-align="justify" style:justify-single-word="false"/>
      <style:text-properties fo:color="#000000" style:font-name="DejaVu Sans" fo:font-size="8pt" fo:font-style="normal" style:text-underline-style="none" fo:font-weight="bold" officeooo:rsid="02587889" officeooo:paragraph-rsid="025a066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justify" style:justify-single-word="false"/>
      <style:text-properties fo:color="#000000" style:font-name="DejaVu Sans" fo:font-size="8pt" fo:font-style="normal" style:text-underline-style="none" fo:font-weight="bold" officeooo:rsid="025a0662" officeooo:paragraph-rsid="025a0662" fo:background-color="transparent" style:font-size-asian="7pt" style:font-style-asian="normal" style:font-weight-asian="bold" style:font-size-complex="8pt" style:font-style-complex="normal" style:font-weight-complex="bold"/>
    </style:style>
    <style:style style:name="P60" style:family="paragraph" style:parent-style-name="Standard">
      <style:paragraph-properties fo:text-align="justify" style:justify-single-word="false"/>
      <style:text-properties fo:color="#000000" style:font-name="DejaVu Sans" fo:font-size="8pt" fo:font-style="italic" style:text-underline-style="none" fo:font-weight="bold" officeooo:rsid="02129e9e" officeooo:paragraph-rsid="02129e9e" fo:background-color="transparent" style:font-size-asian="8pt" style:font-style-asian="italic" style:font-weight-asian="bold" style:font-size-complex="8pt" style:font-style-complex="italic" style:font-weight-complex="bold"/>
    </style:style>
    <style:style style:name="P61" style:family="paragraph" style:parent-style-name="Standard">
      <style:paragraph-properties fo:text-align="justify" style:justify-single-word="false"/>
      <style:text-properties fo:color="#000000" style:font-name="DejaVu Sans" fo:font-size="8pt" fo:font-style="italic" style:text-underline-style="none" fo:font-weight="bold" officeooo:rsid="021745a0" officeooo:paragraph-rsid="021745a0" fo:background-color="transparent" style:font-size-asian="8pt" style:font-style-asian="italic" style:font-weight-asian="bold" style:font-size-complex="8pt" style:font-style-complex="italic" style:font-weight-complex="bold"/>
    </style:style>
    <style:style style:name="P62" style:family="paragraph" style:parent-style-name="Standard">
      <style:paragraph-properties fo:text-align="justify" style:justify-single-word="false"/>
      <style:text-properties fo:color="#000000" style:font-name="DejaVu Sans" fo:font-size="8pt" fo:font-style="italic" style:text-underline-style="none" fo:font-weight="bold" officeooo:rsid="021bb8c2" officeooo:paragraph-rsid="021bb8c2" fo:background-color="transparent" style:font-size-asian="8pt" style:font-style-asian="italic" style:font-weight-asian="bold" style:font-size-complex="8pt" style:font-style-complex="italic" style:font-weight-complex="bold"/>
    </style:style>
    <style:style style:name="P63" style:family="paragraph" style:parent-style-name="Standard">
      <style:paragraph-properties fo:text-align="justify" style:justify-single-word="false"/>
      <style:text-properties fo:color="#000000" style:font-name="DejaVu Sans" fo:font-size="8pt" fo:font-style="italic" style:text-underline-style="none" fo:font-weight="bold" officeooo:rsid="02566a23" officeooo:paragraph-rsid="02566a23" fo:background-color="transparent" style:font-size-asian="8pt" style:font-style-asian="italic" style:font-weight-asian="bold" style:font-size-complex="8pt" style:font-style-complex="italic" style:font-weight-complex="bold"/>
    </style:style>
    <style:style style:name="P64" style:family="paragraph" style:parent-style-name="Standard">
      <style:paragraph-properties fo:text-align="justify" style:justify-single-word="false"/>
      <style:text-properties fo:color="#000000" style:font-name="DejaVu Sans" fo:font-size="8pt" fo:font-style="italic" style:text-underline-style="none" fo:font-weight="normal" officeooo:rsid="02129e9e" officeooo:paragraph-rsid="02129e9e"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text-align="justify" style:justify-single-word="false"/>
      <style:text-properties fo:color="#000000" style:font-name="DejaVu Sans" fo:font-size="8pt" fo:font-style="italic" style:text-underline-style="none" fo:font-weight="normal" officeooo:rsid="021745a0" officeooo:paragraph-rsid="021745a0" fo:background-color="transparent" style:font-size-asian="8pt" style:font-style-asian="italic" style:font-weight-asian="normal" style:font-size-complex="8pt" style:font-style-complex="italic" style:font-weight-complex="normal"/>
    </style:style>
    <style:style style:name="P66" style:family="paragraph" style:parent-style-name="Standard">
      <style:paragraph-properties fo:text-align="justify" style:justify-single-word="false"/>
      <style:text-properties fo:color="#000000" style:font-name="DejaVu Sans" fo:font-size="8pt" fo:font-style="italic" style:text-underline-style="none" fo:font-weight="normal" officeooo:rsid="021959a9" officeooo:paragraph-rsid="021959a9" fo:background-color="transparent" style:font-size-asian="8pt" style:font-style-asian="italic" style:font-weight-asian="normal" style:font-size-complex="8pt" style:font-style-complex="italic" style:font-weight-complex="normal"/>
    </style:style>
    <style:style style:name="P67"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1bb8c2" fo:background-color="transparent" style:font-size-asian="8pt" style:font-style-asian="italic" style:font-weight-asian="normal" style:font-size-complex="8pt" style:font-style-complex="italic" style:font-weight-complex="normal"/>
    </style:style>
    <style:style style:name="P68"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3210da" fo:background-color="transparent" style:font-size-asian="8pt" style:font-style-asian="italic" style:font-weight-asian="normal" style:font-size-complex="8pt" style:font-style-complex="italic" style:font-weight-complex="normal"/>
    </style:style>
    <style:style style:name="P69"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3d742e" fo:background-color="transparent" style:font-size-asian="8pt" style:font-style-asian="italic" style:font-weight-asian="normal" style:font-size-complex="8pt" style:font-style-complex="italic" style:font-weight-complex="normal"/>
    </style:style>
    <style:style style:name="P70" style:family="paragraph" style:parent-style-name="Standard">
      <style:paragraph-properties fo:text-align="justify" style:justify-single-word="false"/>
      <style:text-properties fo:color="#000000" style:font-name="DejaVu Sans" fo:font-size="8pt" fo:font-style="italic" style:text-underline-style="none" fo:font-weight="normal" officeooo:rsid="021bb8c2" officeooo:paragraph-rsid="02566a23" fo:background-color="transparent" style:font-size-asian="8pt" style:font-style-asian="italic" style:font-weight-asian="normal" style:font-size-complex="8pt" style:font-style-complex="italic" style:font-weight-complex="normal"/>
    </style:style>
    <style:style style:name="P71" style:family="paragraph" style:parent-style-name="Standard">
      <style:paragraph-properties fo:text-align="justify" style:justify-single-word="false"/>
      <style:text-properties fo:color="#000000" style:font-name="DejaVu Sans" fo:font-size="8pt" fo:font-style="italic" style:text-underline-style="none" fo:font-weight="normal" officeooo:rsid="02566a23" officeooo:paragraph-rsid="02566a23" fo:background-color="transparent" style:font-size-asian="8pt" style:font-style-asian="italic" style:font-weight-asian="normal" style:font-size-complex="8pt" style:font-style-complex="italic" style:font-weight-complex="normal"/>
    </style:style>
    <style:style style:name="P72" style:family="paragraph" style:parent-style-name="Standard">
      <style:paragraph-properties fo:text-align="justify" style:justify-single-word="false"/>
      <style:text-properties fo:color="#000000" style:font-name="DejaVu Sans" fo:font-size="6.80000019073486pt" fo:font-style="italic" style:text-underline-style="none" fo:font-weight="normal" officeooo:rsid="021bb8c2" officeooo:paragraph-rsid="021bb8c2" fo:background-color="transparent" style:font-size-asian="6.80000019073486pt" style:font-style-asian="italic" style:font-weight-asian="normal" style:font-size-complex="6.80000019073486pt" style:font-style-complex="italic" style:font-weight-complex="normal"/>
    </style:style>
    <style:style style:name="P73" style:family="paragraph" style:parent-style-name="Standard">
      <style:paragraph-properties fo:text-align="justify" style:justify-single-word="false"/>
      <style:text-properties fo:color="#000000" style:font-name="DejaVu Sans" fo:font-size="6.80000019073486pt" fo:font-style="italic" style:text-underline-style="none" fo:font-weight="normal" officeooo:rsid="02566a23" officeooo:paragraph-rsid="02566a23" fo:background-color="transparent" style:font-size-asian="6.80000019073486pt" style:font-style-asian="italic" style:font-weight-asian="normal" style:font-size-complex="6.80000019073486pt" style:font-style-complex="italic" style:font-weight-complex="normal"/>
    </style:style>
    <style:style style:name="P74" style:family="paragraph" style:parent-style-name="Standard">
      <style:paragraph-properties fo:text-align="justify" style:justify-single-word="false"/>
      <style:text-properties fo:color="#000000" style:font-name="DejaVu Sans" fo:font-size="6.80000019073486pt" fo:font-style="italic" style:text-underline-style="none" fo:font-weight="bold" officeooo:rsid="02566a23" officeooo:paragraph-rsid="02566a23" fo:background-color="transparent" style:font-size-asian="6.80000019073486pt" style:font-style-asian="italic" style:font-weight-asian="bold" style:font-size-complex="6.80000019073486pt" style:font-style-complex="italic" style:font-weight-complex="bold"/>
    </style:style>
    <style:style style:name="P75" style:family="paragraph" style:parent-style-name="Standard">
      <style:paragraph-properties fo:text-align="justify" style:justify-single-word="false"/>
      <style:text-properties fo:color="#000000" style:font-name="DejaVu Sans" fo:font-size="7.30000019073486pt" fo:font-style="italic" style:text-underline-style="none" fo:font-weight="normal" officeooo:rsid="02566a23" officeooo:paragraph-rsid="02566a23" fo:background-color="transparent" style:font-size-asian="7.30000019073486pt" style:font-style-asian="italic" style:font-weight-asian="normal" style:font-size-complex="7.30000019073486pt" style:font-style-complex="italic" style:font-weight-complex="normal"/>
    </style:style>
    <style:style style:name="P76" style:family="paragraph" style:parent-style-name="Standard">
      <style:paragraph-properties fo:text-align="justify" style:justify-single-word="false"/>
      <style:text-properties fo:color="#000000" style:font-name="DejaVu Sans" fo:font-size="10pt" fo:font-style="normal" style:text-underline-style="none" fo:font-weight="bold" officeooo:rsid="02587889" officeooo:paragraph-rsid="02587889" fo:background-color="transparent" style:font-size-asian="10pt" style:font-style-asian="normal" style:font-weight-asian="bold" style:font-size-complex="10pt" style:font-style-complex="normal" style:font-weight-complex="bold"/>
    </style:style>
    <style:style style:name="P77" style:family="paragraph" style:parent-style-name="Standard">
      <style:paragraph-properties fo:text-align="justify" style:justify-single-word="false"/>
      <style:text-properties fo:color="#000000" style:font-name="DejaVu Sans" fo:font-size="10pt" fo:font-style="normal" style:text-underline-style="none" fo:font-weight="bold" officeooo:rsid="025a0662" officeooo:paragraph-rsid="025a0662" fo:background-color="transparent" style:font-size-asian="10pt" style:font-style-asian="normal" style:font-weight-asian="bold" style:font-size-complex="10pt" style:font-style-complex="normal" style:font-weight-complex="bold"/>
    </style:style>
    <style:style style:name="P78" style:family="paragraph" style:parent-style-name="Standard">
      <style:paragraph-properties fo:text-align="justify" style:justify-single-word="false"/>
      <style:text-properties fo:color="#000000" style:font-name="DejaVu Sans" fo:font-size="10pt" fo:font-style="italic" style:text-underline-style="none" fo:font-weight="normal" officeooo:rsid="025a0662" officeooo:paragraph-rsid="025a0662" fo:background-color="transparent"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87889" fo:background-color="transparent" style:font-size-asian="8pt" style:font-style-asian="normal" style:font-weight-asian="bold" style:font-size-complex="8pt" style:font-style-complex="normal" style:font-weight-complex="bold"/>
    </style:style>
    <style:style style:name="P80"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dbe5a" fo:background-color="transparent" style:font-size-asian="8pt" style:font-style-asian="normal" style:font-weight-asian="bold" style:font-size-complex="8pt" style:font-style-complex="normal" style:font-weight-complex="bold"/>
    </style:style>
    <style:style style:name="P81"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a0662" fo:background-color="transparent" style:font-size-asian="8pt" style:font-style-asian="normal" style:font-weight-asian="bold" style:font-size-complex="8pt" style:font-style-complex="normal" style:font-weight-complex="bold"/>
    </style:style>
    <style:style style:name="P82" style:family="paragraph" style:parent-style-name="Standard">
      <style:paragraph-properties fo:text-align="justify" style:justify-single-word="false"/>
      <style:text-properties fo:color="#333333" style:font-name="DejaVu Sans" fo:font-size="8pt" fo:font-style="normal" style:text-underline-style="none" fo:font-weight="bold" officeooo:rsid="02587889" officeooo:paragraph-rsid="025bcf81" fo:background-color="transparent" style:font-size-asian="8pt" style:font-style-asian="normal" style:font-weight-asian="bold" style:font-size-complex="8pt" style:font-style-complex="normal" style:font-weight-complex="bold"/>
    </style:style>
    <style:style style:name="P83" style:family="paragraph" style:parent-style-name="Standard">
      <style:paragraph-properties fo:text-align="justify" style:justify-single-word="false"/>
      <style:text-properties fo:color="#333333" style:font-name="DejaVu Sans" fo:font-size="8pt" fo:font-style="normal" style:text-underline-style="none" fo:font-weight="bold" officeooo:rsid="025d3b8e" officeooo:paragraph-rsid="025d3b8e" fo:background-color="transparent" style:font-size-asian="8pt" style:font-style-asian="normal" style:font-weight-asian="bold" style:font-size-complex="8pt" style:font-style-complex="normal" style:font-weight-complex="bold"/>
    </style:style>
    <style:style style:name="P84" style:family="paragraph" style:parent-style-name="Standard">
      <style:paragraph-properties fo:text-align="justify" style:justify-single-word="false"/>
      <style:text-properties fo:color="#333333" style:font-name="DejaVu Sans" fo:font-size="10pt" fo:font-style="normal" style:text-underline-style="none" fo:font-weight="normal" officeooo:rsid="0257f90c" officeooo:paragraph-rsid="0257f90c" fo:background-color="#cccccc"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justify" style:justify-single-word="false"/>
      <style:text-properties fo:color="#333333" style:font-name="DejaVu Sans" fo:font-size="6.80000019073486pt" fo:font-style="italic" style:text-underline-style="none" fo:font-weight="bold" officeooo:rsid="02566a23" officeooo:paragraph-rsid="02566a23" fo:background-color="transparent" style:font-size-asian="6.80000019073486pt" style:font-style-asian="italic" style:font-weight-asian="bold" style:font-size-complex="6.80000019073486pt" style:font-style-complex="italic" style:font-weight-complex="bold"/>
    </style:style>
    <style:style style:name="P86" style:family="paragraph" style:parent-style-name="Standard">
      <style:paragraph-properties fo:text-align="justify" style:justify-single-word="false" style:shadow="none">
        <style:tab-stops/>
      </style:paragraph-properties>
      <style:text-properties officeooo:paragraph-rsid="020a7ac7"/>
    </style:style>
    <style:style style:name="P8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29e9e" officeooo:paragraph-rsid="02129e9e"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745a0" officeooo:paragraph-rsid="021745a0"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d7965" officeooo:paragraph-rsid="021c548e"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1bb8c2" officeooo:paragraph-rsid="021bb8c2"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2566a23" officeooo:paragraph-rsid="02566a23"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italic" style:text-underline-style="none" fo:font-weight="normal" officeooo:rsid="021bb8c2" officeooo:paragraph-rsid="021bb8c2" fo:background-color="transparent" style:font-size-asian="8pt" style:font-style-asian="italic" style:font-weight-asian="normal" style:font-size-complex="8pt" style:font-style-complex="italic" style:font-weight-complex="normal"/>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officeooo:rsid="020ced45" style:font-size-asian="11pt" style:font-size-complex="11pt"/>
    </style:style>
    <style:style style:name="T5" style:family="text">
      <style:text-properties fo:font-size="11pt" officeooo:rsid="020ebf68"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color="#666666" fo:font-size="11pt" style:font-size-asian="11pt" style:font-size-complex="11pt"/>
    </style:style>
    <style:style style:name="T8" style:family="text">
      <style:text-properties fo:font-style="italic" style:font-style-asian="italic" style:font-style-complex="italic"/>
    </style:style>
    <style:style style:name="T9" style:family="text">
      <style:text-properties fo:font-style="italic" style:font-size-asian="7pt" style:font-style-asian="italic" style:font-style-complex="italic"/>
    </style:style>
    <style:style style:name="T10" style:family="text">
      <style:text-properties fo:font-style="italic" officeooo:rsid="001ad8e6" style:font-size-asian="7pt" style:font-style-asian="italic" style:font-style-complex="italic"/>
    </style:style>
    <style:style style:name="T11" style:family="text">
      <style:text-properties fo:font-style="italic" officeooo:rsid="0210f953" style:font-size-asian="7pt" style:font-style-asian="italic" style:font-style-complex="italic"/>
    </style:style>
    <style:style style:name="T12" style:family="text">
      <style:text-properties fo:font-style="italic" officeooo:rsid="0213c8ac" style:font-size-asian="7pt" style:font-style-asian="italic" style:font-style-complex="italic"/>
    </style:style>
    <style:style style:name="T13" style:family="text">
      <style:text-properties fo:font-style="italic" officeooo:rsid="021745a0" style:font-size-asian="7pt" style:font-style-asian="italic" style:font-style-complex="italic"/>
    </style:style>
    <style:style style:name="T14" style:family="text">
      <style:text-properties fo:font-style="italic" officeooo:rsid="021c548e" style:font-size-asian="7pt" style:font-style-asian="italic" style:font-style-complex="italic"/>
    </style:style>
    <style:style style:name="T15" style:family="text">
      <style:text-properties fo:font-style="italic" officeooo:rsid="0221026f" style:font-size-asian="7pt" style:font-style-asian="italic" style:font-style-complex="italic"/>
    </style:style>
    <style:style style:name="T16" style:family="text">
      <style:text-properties fo:font-style="italic" officeooo:rsid="021bb8c2" style:font-size-asian="7pt" style:font-style-asian="italic" style:font-style-complex="italic"/>
    </style:style>
    <style:style style:name="T17" style:family="text">
      <style:text-properties fo:font-style="italic" officeooo:rsid="022f0ada" style:font-size-asian="7pt" style:font-style-asian="italic" style:font-style-complex="italic"/>
    </style:style>
    <style:style style:name="T18" style:family="text">
      <style:text-properties fo:font-style="italic" officeooo:rsid="02445b0a" style:font-size-asian="7pt" style:font-style-asian="italic" style:font-style-complex="italic"/>
    </style:style>
    <style:style style:name="T19" style:family="text">
      <style:text-properties fo:font-style="italic" officeooo:rsid="024632d3" style:font-size-asian="7pt" style:font-style-asian="italic" style:font-style-complex="italic"/>
    </style:style>
    <style:style style:name="T20" style:family="text">
      <style:text-properties fo:font-style="italic" officeooo:rsid="02520bd2" style:font-size-asian="7pt" style:font-style-asian="italic" style:font-style-complex="italic"/>
    </style:style>
    <style:style style:name="T21" style:family="text">
      <style:text-properties fo:font-style="normal" style:font-size-asian="7pt" style:font-style-asian="normal" style:font-style-complex="normal"/>
    </style:style>
    <style:style style:name="T22"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111111" style:font-name="DejaVu Sans" fo:font-size="8pt" fo:font-style="normal" style:text-underline-style="none" fo:font-weight="normal" officeooo:rsid="020a7ac7"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size="6.80000019073486pt" style:font-size-asian="6.80000019073486pt" style:font-size-complex="6.80000019073486pt"/>
    </style:style>
    <style:style style:name="T26" style:family="text">
      <style:text-properties fo:font-size="6.80000019073486pt" style:font-size-asian="7pt" style:font-size-complex="6.80000019073486pt"/>
    </style:style>
    <style:style style:name="T27" style:family="text">
      <style:text-properties fo:background-color="#000000" loext:char-shading-value="0"/>
    </style:style>
    <style:style style:name="T28" style:family="text">
      <style:text-properties officeooo:rsid="00190cf4" fo:background-color="#000000" loext:char-shading-value="0"/>
    </style:style>
    <style:style style:name="T29" style:family="text">
      <style:text-properties fo:font-weight="bold" style:font-size-asian="7pt" style:font-weight-asian="bold" style:font-weight-complex="bold"/>
    </style:style>
    <style:style style:name="T30" style:family="text">
      <style:text-properties fo:font-size="6.30000019073486pt" officeooo:rsid="0213c8ac" style:font-size-asian="6.30000019073486pt" style:font-size-complex="6.30000019073486pt"/>
    </style:style>
    <style:style style:name="T31" style:family="text">
      <style:text-properties officeooo:rsid="020a7ac7"/>
    </style:style>
    <style:style style:name="T32" style:family="text">
      <style:text-properties officeooo:rsid="020ffaa6"/>
    </style:style>
    <style:style style:name="T33" style:family="text">
      <style:text-properties officeooo:rsid="0210f953"/>
    </style:style>
    <style:style style:name="T34" style:family="text">
      <style:text-properties style:font-size-asian="7pt"/>
    </style:style>
    <style:style style:name="T35" style:family="text">
      <style:text-properties officeooo:rsid="0213c8ac" style:font-size-asian="7pt"/>
    </style:style>
    <style:style style:name="T36" style:family="text">
      <style:text-properties officeooo:rsid="021c548e" style:font-size-asian="7pt"/>
    </style:style>
    <style:style style:name="T37" style:family="text">
      <style:text-properties officeooo:rsid="021ee054" style:font-size-asian="7pt"/>
    </style:style>
    <style:style style:name="T38" style:family="text">
      <style:text-properties officeooo:rsid="0221026f" style:font-size-asian="7pt"/>
    </style:style>
    <style:style style:name="T39" style:family="text">
      <style:text-properties officeooo:rsid="02215800" style:font-size-asian="7pt"/>
    </style:style>
    <style:style style:name="T40" style:family="text">
      <style:text-properties officeooo:rsid="02228bca" style:font-size-asian="7pt"/>
    </style:style>
    <style:style style:name="T41" style:family="text">
      <style:text-properties officeooo:rsid="02247e73" style:font-size-asian="7pt"/>
    </style:style>
    <style:style style:name="T42" style:family="text">
      <style:text-properties officeooo:rsid="02289b89" style:font-size-asian="7pt"/>
    </style:style>
    <style:style style:name="T43" style:family="text">
      <style:text-properties officeooo:rsid="022f0ada" style:font-size-asian="7pt"/>
    </style:style>
    <style:style style:name="T44" style:family="text">
      <style:text-properties officeooo:rsid="022f6f4a" style:font-size-asian="7pt"/>
    </style:style>
    <style:style style:name="T45" style:family="text">
      <style:text-properties officeooo:rsid="0244a469" style:font-size-asian="7pt"/>
    </style:style>
    <style:style style:name="T46" style:family="text">
      <style:text-properties officeooo:rsid="024632d3" style:font-size-asian="7pt"/>
    </style:style>
    <style:style style:name="T47" style:family="text">
      <style:text-properties officeooo:rsid="024c549b" style:font-size-asian="7pt"/>
    </style:style>
    <style:style style:name="T48" style:family="text">
      <style:text-properties officeooo:rsid="025a0662"/>
    </style:style>
    <style:style style:name="T49" style:family="text">
      <style:text-properties officeooo:rsid="025bcf81"/>
    </style:style>
    <style:style style:name="T50" style:family="text">
      <style:text-properties officeooo:rsid="025dbe5a"/>
    </style:style>
    <style:style style:name="T51" style:family="text">
      <style:text-properties officeooo:rsid="02609a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ΙΩΑΝΝΑ ΠΑΠΑΓΙΑΝΝΗ 2790</text:span><text:span text:style-name="T6"> </text:span><text:s text:c="2"/></text:p>
      <text:p text:style-name="P12">Η γλώσσα προγραμματισμού που χρησιμοποιήθηκε και για τα <text:s/><text:span text:style-name="T31">δύο </text:span>μέρη της άσκησης είναι python3. </text:p>
      <text:p text:style-name="P86"><text:span text:style-name="T22">Επιπλέον τ</text:span><text:span text:style-name="T24">α</text:span><text:span text:style-name="T22"> αρχεί</text:span><text:span text:style-name="T24">α 2017_ALL.csv, 2017_AST.csv, 2017_BLK.csv, 2017_PTS.csv, 2017_STL.csv, 2017_TRB.csv</text:span><text:span text:style-name="T23"> </text:span><text:span text:style-name="T22">είναι κατεβασμέν</text:span><text:span text:style-name="T24">α</text:span><text:span text:style-name="T22"> ήδη και </text:span><text:span text:style-name="T23">έχ</text:span><text:span text:style-name="T24">ουν</text:span><text:span text:style-name="T22"> τοποθετηθεί στον ίδιο φάκελο με τα αρχεία part1.py </text:span><text:span text:style-name="T24">και</text:span><text:span text:style-name="T22"> part2.py </text:span></text:p>
      <text:p text:style-name="P11"/>
      <text:p text:style-name="P10"><text:s/>PART 1 </text:p>
      <text:p text:style-name="P2"/>
      <text:p text:style-name="P8">Στο μέρος 1 <text:span text:style-name="T32">υλοποιούμε τον αλγόριθμο NRA o οποίος υπολογίζει και βρίσκει τους k κορυφαίους παίχτες με βάση τις επιδόσεις τους στα στατιστικά που θα επιλέξουμε απο command line.</text:span></text:p>
      <text:p text:style-name="P7"/>
      <text:p text:style-name="P15">if __name__ == ‘__main__’:</text:p>
      <text:p text:style-name="P15"/>
      <text:p text:style-name="P16"><text:tab/>inputs=getI<text:span text:style-name="T33">n</text:span>put()</text:p>
      <text:p text:style-name="P16"><text:tab/>chosenCategories=inputs[0]</text:p>
      <text:p text:style-name="P16"><text:tab/>k=inputs[1]</text:p>
      <text:p text:style-name="P16"><text:tab/>counter=0</text:p>
      <text:p text:style-name="P16"/>
      <text:p text:style-name="P16"><text:tab/>with open('topks.csv', 'w', encoding='UTF-8') as rp1: </text:p>
      <text:p text:style-name="P16"><text:tab/><text:tab/>csv_writer = csv.writer(rp1, delimiter=',')</text:p>
      <text:p text:style-name="P16"/>
      <text:p text:style-name="P16"><text:tab/><text:tab/>for topks in topKEvaluation(chosenCategories, k):</text:p>
      <text:p text:style-name="P16"/>
      <text:p text:style-name="P16"><text:tab/><text:tab/><text:tab/>if k==0:</text:p>
      <text:p text:style-name="P16"/>
      <text:p text:style-name="P16"><text:tab/><text:tab/><text:tab/><text:tab/>print('No results. 0 num of numOfAccesses. Terminate.')</text:p>
      <text:p text:style-name="P16"><text:tab/><text:tab/><text:tab/><text:tab/>break</text:p>
      <text:p text:style-name="P16"/>
      <text:p text:style-name="P16"><text:tab/><text:tab/><text:tab/>elif counter&lt;k:</text:p>
      <text:p text:style-name="P16"/>
      <text:p text:style-name="P16"><text:tab/><text:tab/><text:tab/><text:tab/>csv_writer.writerow(topks[:-1])</text:p>
      <text:p text:style-name="P16"><text:tab/><text:tab/><text:tab/><text:tab/>counter+=1</text:p>
      <text:p text:style-name="P16"/>
      <text:p text:style-name="P16"><text:tab/><text:tab/><text:tab/>else:</text:p>
      <text:p text:style-name="P16"><text:tab/><text:tab/><text:tab/><text:tab/>accesses=['#ACCESSES', topks[-1]]</text:p>
      <text:p text:style-name="P16"><text:tab/><text:tab/><text:tab/><text:tab/>csv_writer.writerow(accesses)</text:p>
      <text:p text:style-name="P16"><text:tab/><text:tab/><text:tab/><text:tab/>break</text:p>
      <text:p text:style-name="P5"><text:tab/></text:p>
      <text:p text:style-name="P17"/>
      <text:p text:style-name="P18">Η main() αρχικά καλεί την <text:span text:style-name="T10">getI</text:span><text:span text:style-name="T11">n</text:span><text:span text:style-name="T10">put()</text:span><text:span text:style-name="T12"> </text:span><text:span text:style-name="T35">και το αποτέλεσμά της το καταχωρεί στην μεταβλητή inputs.</text:span></text:p>
      <text:p text:style-name="P18"><text:span text:style-name="T35"/></text:p>
      <text:p text:style-name="P25"><text:span text:style-name="T35">Τ</text:span><text:span text:style-name="T34">ο inputs[0] είναι για τις κατηγορίες που έχουμε επιλέξει και το inputs[1] για το k.</text:span></text:p>
      <text:p text:style-name="P25"><text:span text:style-name="T34"/></text:p>
      <text:p text:style-name="P25"><text:span text:style-name="T34">Αρχικοποιούμε counter=0.</text:span></text:p>
      <text:p text:style-name="P25"><text:span text:style-name="T34"/></text:p>
      <text:p text:style-name="P25"><text:span text:style-name="T34">Ανοίγουμε τ</text:span><text:span text:style-name="T38">ο αρχείο </text:span><text:span text:style-name="T15">topks.csv</text:span><text:span text:style-name="T38"> για γράψιμο, ορίζουμε csv_writer με delimiter comma και καλούμε μια generator συνάρτηση </text:span><text:span text:style-name="T15">topKEvaluation() </text:span><text:span text:style-name="T38">με ορίσματα τις επιλεγμένες κατηγορίες και το k, </text:span><text:span text:style-name="T39">η οποία θα μας επιστρέφει τα αποτελέσματα στο τέλος του evaluation τους.</text:span></text:p>
      <text:p text:style-name="P25"><text:span text:style-name="T39"/></text:p>
      <text:p text:style-name="P26"><text:span text:style-name="T34">Aν το k=0 δεν υπάρχουν αποτελέσματα οπότε εκτυπώνουμε το κατάλληλο μήνυμα το αρχείο </text:span><text:span text:style-name="T15">topks.csv </text:span><text:span text:style-name="T34">είναι κενό και τερματίζουμε.</text:span></text:p>
      <text:p text:style-name="P26"><text:span text:style-name="T34"/></text:p>
      <text:p text:style-name="P27"><text:span text:style-name="T34">Αλλίως αν counter&lt;k </text:span><text:span text:style-name="T40">τότε γράφουμε </text:span><text:span text:style-name="T41">σε γραμμή χωρισμένο με κόμμα στο αρχείο μας τον k παίχτη κάθε φορά και αυξάνουμε τον counter κατά 1.</text:span></text:p>
      <text:p text:style-name="P27"><text:span text:style-name="T41"/></text:p>
      <text:p text:style-name="P28"><text:span text:style-name="T41">Ό</text:span><text:span text:style-name="T34">ταν ο counter φτάσει το k τότε σημαίνει ότι έχουμε γράψει όλους τους k παίχτες οπότε είναι ώρα να γράψουμε και το αριθμό προσβάσεων που είχαμε (για κάθε αρχείο το κάθε id του παίχτη αντιστοιχίζεται σε ένα access).</text:span></text:p>
      <text:p text:style-name="P87"><text:span text:style-name="T35"/></text:p>
      <text:p text:style-name="P18"><text:span text:style-name="T35"/></text:p>
      <text:p text:style-name="P60"><text:span text:style-name="T35">def getInput():</text:span></text:p>
      <text:p text:style-name="P64"><text:span text:style-name="T35"/></text:p>
      <text:p text:style-name="P64"><text:span text:style-name="T35"><text:tab/>chosenCategories=[]</text:span></text:p>
      <text:p text:style-name="P64"><text:span text:style-name="T35"><text:tab/>args=[]</text:span></text:p>
      <text:p text:style-name="P64"><text:span text:style-name="T35"><text:tab/>checked=0</text:span></text:p>
      <text:p text:style-name="P64"><text:span text:style-name="T35"/></text:p>
      <text:p text:style-name="P64"><text:span text:style-name="T35"><text:tab/>print('------------------------------NBA STATS 2017------------------------------')</text:span></text:p>
      <text:p text:style-name="P64"><text:span text:style-name="T35"><text:tab/>print('------------------------------TOK K PLAYERS ------------------------------\n')</text:span></text:p>
      <text:p text:style-name="P64"><text:span text:style-name="T35"><text:tab/>print('Choose which of the following statCategories you are interested in: ')</text:span></text:p>
      <text:p text:style-name="P64"><text:span text:style-name="T35"><text:tab/>print('1. Rebounds <text:tab/> <text:s/>2. Assists <text:tab/> 3. Steals <text:s/><text:tab/>4. Blocks <text:tab/> <text:s/>5. Points')</text:span></text:p>
      <text:p text:style-name="P64"><text:soft-page-break/><text:span text:style-name="T35"/></text:p>
      <text:p text:style-name="P64"><text:span text:style-name="T35"><text:tab/>while checked==0 or len(args)!=2:</text:span></text:p>
      <text:p text:style-name="P64"><text:span text:style-name="T35"><text:tab/><text:tab/></text:span><text:span text:style-name="T30">args=input('\nGive the numbers with comma in [ ] and then, the number of the Top-k players you are looking for:\n').split(' ')</text:span></text:p>
      <text:p text:style-name="P64"><text:span text:style-name="T35"><text:tab/><text:tab/>checked=checkArgs(args, chosenCategories)</text:span></text:p>
      <text:p text:style-name="P64"><text:span text:style-name="T35"/></text:p>
      <text:p text:style-name="P64"><text:span text:style-name="T35"><text:tab/>k=int(args[1])</text:span></text:p>
      <text:p text:style-name="P64"><text:span text:style-name="T35"><text:tab/>return [chosenCategories, k]</text:span></text:p>
      <text:p text:style-name="P64"><text:span text:style-name="T35"/></text:p>
      <text:p text:style-name="P19"><text:span text:style-name="T35">H </text:span><text:span text:style-name="T9">getInput() </text:span><text:span text:style-name="T34">είναι υπεύθυνη για να επιστρέψει στην </text:span><text:span text:style-name="T9">main()</text:span><text:span text:style-name="T34"> τις παραμέτρους που δώσαμε στη γραμμή διαταγών μέσα σε αγγύλες [ , ] και το επιθυμητό αριθμό k παιχτών που θέλουμε να βρούμε.</text:span></text:p>
      <text:p text:style-name="P19"><text:span text:style-name="T34"/></text:p>
      <text:p text:style-name="P20"><text:span text:style-name="T34">Αρχικοποιούμε </text:span><text:span text:style-name="T9">checked=0 </text:span><text:span text:style-name="T34">το οποίο ειναι ένα flag και γίνεται 1 μόνο όταν η συνάρτηση </text:span><text:span text:style-name="T12">checkArgs(</text:span><text:span text:style-name="T9">)</text:span><text:span text:style-name="T34"> μας το επιστρέψει.</text:span></text:p>
      <text:p text:style-name="P20"><text:span text:style-name="T34">Διαφορετικά, λαμβάνουμε μήνυμα ότι πρέπει να ξαναδώσουμε input.</text:span></text:p>
      <text:p text:style-name="P20"><text:span text:style-name="T34"/></text:p>
      <text:p text:style-name="P20"><text:span text:style-name="T34">Εφόσον περάσει τον “έλεγχο” επιστρέφει τις επιλεγμένες κατηγορίες ( </text:span><text:span text:style-name="T12">chosenCategories</text:span><text:span text:style-name="T9">[]</text:span><text:span text:style-name="T34"> ) και το k.</text:span></text:p>
      <text:p text:style-name="P88"><text:span text:style-name="T34"/></text:p>
      <text:p text:style-name="P19"><text:span text:style-name="T34"/></text:p>
      <text:p text:style-name="P61"><text:span text:style-name="T34"/></text:p>
      <text:p text:style-name="P61"><text:span text:style-name="T34">def checkArgs(args, cat):</text:span></text:p>
      <text:p text:style-name="P65"><text:span text:style-name="T34"/></text:p>
      <text:p text:style-name="P65"><text:span text:style-name="T34"><text:tab/>if args[0][0]!='[' or args[0][len(args[0])-1]!=']':</text:span></text:p>
      <text:p text:style-name="P65"><text:span text:style-name="T34"><text:tab/><text:tab/>print('\nInsert the chosen categories in [ ]\n')</text:span></text:p>
      <text:p text:style-name="P65"><text:span text:style-name="T34"><text:tab/><text:tab/>return 0</text:span></text:p>
      <text:p text:style-name="P65"><text:span text:style-name="T34"/></text:p>
      <text:p text:style-name="P65"><text:span text:style-name="T34"><text:tab/>for i in args[0]:</text:span></text:p>
      <text:p text:style-name="P65"><text:span text:style-name="T34"/></text:p>
      <text:p text:style-name="P65"><text:span text:style-name="T34"><text:tab/><text:tab/>if i.isdigit(): </text:span></text:p>
      <text:p text:style-name="P65"><text:span text:style-name="T34"><text:tab/><text:tab/><text:tab/><text:tab/></text:span></text:p>
      <text:p text:style-name="P65"><text:span text:style-name="T34"><text:tab/><text:tab/><text:tab/>if int(i)&gt;=1 and int(i)&lt;=5:</text:span></text:p>
      <text:p text:style-name="P65"><text:span text:style-name="T34"><text:tab/><text:tab/><text:tab/><text:tab/>cat.insert(len(cat), int(i))</text:span></text:p>
      <text:p text:style-name="P65"><text:span text:style-name="T34"><text:tab/><text:tab/><text:tab/>else:</text:span></text:p>
      <text:p text:style-name="P65"><text:span text:style-name="T34"><text:tab/><text:tab/><text:tab/><text:tab/>print('\nInsert number from 1-5.\n')</text:span></text:p>
      <text:p text:style-name="P65"><text:span text:style-name="T34"><text:tab/><text:tab/><text:tab/><text:tab/>return 0 </text:span></text:p>
      <text:p text:style-name="P65"><text:span text:style-name="T34"/></text:p>
      <text:p text:style-name="P65"><text:span text:style-name="T34"><text:tab/><text:tab/>elif i=='[' or i==']' or i==',':</text:span></text:p>
      <text:p text:style-name="P65"><text:span text:style-name="T34"><text:tab/><text:tab/><text:tab/>pass</text:span></text:p>
      <text:p text:style-name="P65"><text:span text:style-name="T34"><text:tab/><text:tab/>elif i=='-':</text:span></text:p>
      <text:p text:style-name="P65"><text:span text:style-name="T34"><text:tab/><text:tab/><text:tab/>print('\nInsert number from 1-5.\n')</text:span></text:p>
      <text:p text:style-name="P65"><text:span text:style-name="T34"><text:tab/><text:tab/><text:tab/>return 0 </text:span></text:p>
      <text:p text:style-name="P65"><text:span text:style-name="T34"/></text:p>
      <text:p text:style-name="P65"><text:span text:style-name="T34"><text:tab/><text:tab/>else:</text:span></text:p>
      <text:p text:style-name="P65"><text:span text:style-name="T34"><text:tab/><text:tab/><text:tab/>print('\nInsert number from 1-5.\n')</text:span></text:p>
      <text:p text:style-name="P65"><text:span text:style-name="T34"><text:tab/><text:tab/><text:tab/>return 0 </text:span></text:p>
      <text:p text:style-name="P65"><text:span text:style-name="T34"/></text:p>
      <text:p text:style-name="P65"><text:span text:style-name="T34"><text:tab/>try:</text:span></text:p>
      <text:p text:style-name="P65"><text:span text:style-name="T34"><text:tab/><text:tab/>k=int(args[1])</text:span></text:p>
      <text:p text:style-name="P65"><text:span text:style-name="T34"/></text:p>
      <text:p text:style-name="P65"><text:span text:style-name="T34"><text:tab/>except ValueError:</text:span></text:p>
      <text:p text:style-name="P65"><text:span text:style-name="T34"><text:tab/><text:tab/>print('\nInsert integer for k.\n')</text:span></text:p>
      <text:p text:style-name="P65"><text:span text:style-name="T34"><text:tab/><text:tab/>return 0</text:span></text:p>
      <text:p text:style-name="P65"><text:span text:style-name="T34"/></text:p>
      <text:p text:style-name="P65"><text:span text:style-name="T34"><text:tab/>except IndexError:</text:span></text:p>
      <text:p text:style-name="P65"><text:span text:style-name="T34"><text:tab/><text:tab/>print('Insert integer for k.\n')</text:span></text:p>
      <text:p text:style-name="P65"><text:span text:style-name="T34"><text:tab/><text:tab/>return 0</text:span></text:p>
      <text:p text:style-name="P65"><text:span text:style-name="T34"/></text:p>
      <text:p text:style-name="P65"><text:span text:style-name="T34"><text:tab/>if k&lt;0 or k&gt;595:</text:span></text:p>
      <text:p text:style-name="P65"><text:span text:style-name="T34"><text:tab/><text:tab/>print( '\nAll players are 595.\n')</text:span></text:p>
      <text:p text:style-name="P65"><text:span text:style-name="T34"><text:tab/><text:tab/>return 0</text:span></text:p>
      <text:p text:style-name="P66"/>
      <text:p text:style-name="P65"><text:span text:style-name="T34"><text:tab/>return 1</text:span></text:p>
      <text:p text:style-name="P64"><text:span text:style-name="T35"/></text:p>
      <text:p text:style-name="P21"><text:span text:style-name="T35">Η </text:span><text:span text:style-name="T34">συνάρτηση </text:span><text:span text:style-name="T13">checkArgs(</text:span><text:span text:style-name="T9">) </text:span><text:span text:style-name="T36">καλείται από την </text:span><text:span text:style-name="T14">getInput()</text:span><text:span text:style-name="T36"> όπως είδαμε και σκοπός είναι να ελέγξει το input για τυχόν αστοχίες </text:span><text:span text:style-name="T37">(αστοχίες τρόπου γραφής, αστοχίες τιμών).</text:span></text:p>
      <text:p text:style-name="P21"><text:span text:style-name="T37"/></text:p>
      <text:p text:style-name="P24"><text:span text:style-name="T34">Τρόπος γραφής: &lt;</text:span><text:span text:style-name="T29">[</text:span><text:span text:style-name="T34">&gt; &lt;num&gt; &lt;</text:span><text:span text:style-name="T29">,</text:span><text:span text:style-name="T34">&gt; &lt;num&gt; &lt;</text:span><text:span text:style-name="T29">]</text:span><text:span text:style-name="T34">&gt; &lt;</text:span><text:span text:style-name="T29">1 space</text:span><text:span text:style-name="T34">&gt; &lt;num&gt;</text:span></text:p>
      <text:p text:style-name="P24"><text:span text:style-name="T34"/></text:p>
      <text:p text:style-name="P24"><text:span text:style-name="T34">Τιμές: Για τις κατηγορίες μέσα στις αγγύλες θέλουμε int από 1 ως 5 και απο ένα ως πέντε #αριθμών. </text:span></text:p>
      <text:p text:style-name="P24"><text:span text:style-name="T34"><text:s text:c="11"/>Για το k θέλουμε int από 0 ως 595 που είναι όλοι μας οι παίχτες. </text:span></text:p>
      <text:p text:style-name="P24"><text:span text:style-name="T34"/></text:p>
      <text:p text:style-name="P22"><text:span text:style-name="T34">Επιστρέφει 0 αν βρεί οτιδήποτε εκτός απο την επιθυμητή “φόρμα” που θέλουμε να είναι γραμμένα και 1 αν όλα είναι εντάξει.</text:span></text:p>
      <text:p text:style-name="P89"><text:span text:style-name="T34"/></text:p>
      <text:p text:style-name="P23"><text:span text:style-name="T34"/></text:p>
      <text:p text:style-name="P62"><text:soft-page-break/><text:span text:style-name="T34">def topKEvaluation(cat, k):</text:span></text:p>
      <text:p text:style-name="P67"><text:span text:style-name="T34"/></text:p>
      <text:p text:style-name="P67"><text:span text:style-name="T34"><text:tab/>hashMap={}</text:span></text:p>
      <text:p text:style-name="P67"><text:span text:style-name="T34"><text:tab/>hashMap1={}</text:span></text:p>
      <text:p text:style-name="P67"><text:span text:style-name="T34"><text:tab/>hashMap2={}</text:span></text:p>
      <text:p text:style-name="P67"><text:span text:style-name="T34"><text:tab/>hashMap3={}</text:span></text:p>
      <text:p text:style-name="P67"><text:span text:style-name="T34"><text:tab/>hashMap4={}</text:span></text:p>
      <text:p text:style-name="P67"><text:span text:style-name="T34"><text:tab/>hashMap5={}</text:span></text:p>
      <text:p text:style-name="P67"><text:span text:style-name="T34"><text:tab/>upperBoundsDict={}</text:span></text:p>
      <text:p text:style-name="P67"><text:span text:style-name="T34"><text:tab/>W=[]</text:span></text:p>
      <text:p text:style-name="P67"><text:span text:style-name="T34"><text:tab/>u=5.0</text:span></text:p>
      <text:p text:style-name="P67"><text:span text:style-name="T34"><text:tab/>t=0</text:span></text:p>
      <text:p text:style-name="P67"><text:span text:style-name="T34"><text:tab/>canYield=0</text:span></text:p>
      <text:p text:style-name="P67"><text:span text:style-name="T34"><text:tab/>numOfAccesses=0 </text:span></text:p>
      <text:p text:style-name="P67"><text:span text:style-name="T34"><text:tab/>firstRow=1<text:tab/></text:span></text:p>
      <text:p text:style-name="P67"><text:span text:style-name="T34">…</text:span></text:p>
      <text:p text:style-name="P67"><text:span text:style-name="T34"/></text:p>
      <text:p text:style-name="P29"><text:span text:style-name="T34">Αρχικοποιούμε τα dictionaries που θα χρησιμοποιήσουμε παρακάτω στο κενό .</text:span></text:p>
      <text:p text:style-name="P29"><text:span text:style-name="T34"/></text:p>
      <text:p text:style-name="P29"><text:span text:style-name="T34">Το <text:s/></text:span><text:span text:style-name="T16">hashMap </text:span><text:span text:style-name="T34">θα κρατάει τα πάντα από το αρχείο 2017_ALL ώστε γνωρίζοντας μετά το id του κάθε παίχτη να μπορούμε να γραφτεί με το όνομα του στο αρχείο <text:s/></text:span><text:span text:style-name="T9">topks.csv</text:span><text:span text:style-name="T34"> και με τα στατιστικά του δίπλα για τις επιλεγμένες κατηγορίες.</text:span></text:p>
      <text:p text:style-name="P29"><text:span text:style-name="T34"/></text:p>
      <text:p text:style-name="P29"><text:span text:style-name="T34">Τα </text:span><text:span text:style-name="T9">hashMap1,...hashMap5</text:span><text:span text:style-name="T34"> είναι για να αποθηκεύουμε κάθε φορά τα data που συναντάμε διαβάζοντας γραμμή γραμμή τα αρχεία.</text:span></text:p>
      <text:p text:style-name="P29"><text:span text:style-name="T34"/></text:p>
      <text:p text:style-name="P29"><text:span text:style-name="T34">To </text:span><text:span text:style-name="T9">upperBoundsDict </text:span><text:span text:style-name="T34">είναι υπεύθυνο να αποθηκεύει κάθε φορά τα αντίστοιχα upper bounds του κάθε id εκτός αυτών που βρίσκονται στην W λίστα.</text:span></text:p>
      <text:p text:style-name="P29"><text:span text:style-name="T34"/></text:p>
      <text:p text:style-name="P29"><text:span text:style-name="T34">Το W είναι μια priorityQueue (στη κορυφή της έχει τα μεγαλύτερα ids και τις normalized αποδόσεις τους) και είναι υπεύθυνη να αποθηκεύει τα μεγαλύτερα k-οστά lower bounds.</text:span></text:p>
      <text:p text:style-name="P29"><text:span text:style-name="T42"/></text:p>
      <text:p text:style-name="P30"><text:span text:style-name="T34">Όπου u το μεγαλύτερο upper bound της upperBoundsDict (το αρχικοποιούμε στο 5.0 γιατί τόσο είναι το μαξ που μπορεί να πάρει για 5 κατηγορίες που είναι το μέγιστο που μπορούμε να δώσουμε ως input).</text:span></text:p>
      <text:p text:style-name="P30"><text:span text:style-name="T34"/></text:p>
      <text:p text:style-name="P30"><text:span text:style-name="T34">Όπου t το μικρότερο lower bound της W (το αρχικοποιούμε στο 0 γιατί τόσο είναι το κατώτερο όριο που μπορεί να πάρει).</text:span></text:p>
      <text:p text:style-name="P30"><text:span text:style-name="T34"/></text:p>
      <text:p text:style-name="P30"><text:span text:style-name="T34">Η μεταβλητή canYield είναι flag αρχικοποιημένο στο 0 και γίνεται 1 μόνο όταν έχει οριστικοποιηθεί η W.</text:span></text:p>
      <text:p text:style-name="P30"><text:span text:style-name="T34"/></text:p>
      <text:p text:style-name="P32"><text:span text:style-name="T34">H μεταβλήτη numOfAccesses αυξάνεται κάθε φορά που έχουμε νέα access σε εγγραφή των αρχείων.</text:span></text:p>
      <text:p text:style-name="P32"><text:span text:style-name="T34"/></text:p>
      <text:p text:style-name="P33"><text:span text:style-name="T34">H μεταβλητή firstRow είναι flag 1 με το που ανοίγουμε τα αρχεία γιατί θέλουμε να κρατήσουμε πάντα τη πρώτη γραμμή των αρχείων ως το max που συναντάμε ( θα χρειαστεί για τον υπολογισμό των normalized αποδόσεων μετά) και κατευθείαν μετά γίνεται 0 και δεν ξαναλλάζει.</text:span></text:p>
      <text:p text:style-name="P31"><text:span text:style-name="T16"/></text:p>
      <text:p text:style-name="P30"><text:span text:style-name="T16"/></text:p>
      <text:p text:style-name="P30"><text:span text:style-name="T16">...</text:span></text:p>
      <text:p text:style-name="P30"><text:span text:style-name="T16"><text:tab/>with open(allStats, 'r', encoding='UTF-8') as df:</text:span></text:p>
      <text:p text:style-name="P67"><text:span text:style-name="T34"><text:tab/><text:tab/></text:span></text:p>
      <text:p text:style-name="P67"><text:span text:style-name="T34"><text:tab/><text:tab/>row=df.readline()</text:span></text:p>
      <text:p text:style-name="P67"><text:span text:style-name="T34"/></text:p>
      <text:p text:style-name="P67"><text:span text:style-name="T34"><text:tab/><text:tab/>for row in df:<text:tab/><text:tab/><text:tab/><text:tab/><text:tab/><text:tab/></text:span></text:p>
      <text:p text:style-name="P67"><text:span text:style-name="T34"><text:tab/><text:tab/><text:tab/>data=row.split(',') </text:span></text:p>
      <text:p text:style-name="P67"><text:span text:style-name="T34"><text:tab/><text:tab/><text:tab/>data[-1] = data[-1].strip() </text:span></text:p>
      <text:p text:style-name="P67"><text:span text:style-name="T34"><text:tab/><text:tab/><text:tab/>name=data[1]</text:span></text:p>
      <text:p text:style-name="P67"><text:span text:style-name="T34"><text:tab/><text:tab/><text:tab/>team=data[2]</text:span></text:p>
      <text:p text:style-name="P67"><text:span text:style-name="T34"><text:tab/><text:tab/><text:tab/>trb=int(data[3])</text:span></text:p>
      <text:p text:style-name="P67"><text:span text:style-name="T34"><text:tab/><text:tab/><text:tab/>ast=int(data[4])</text:span></text:p>
      <text:p text:style-name="P67"><text:span text:style-name="T34"><text:tab/><text:tab/><text:tab/>stl=int(data[5])</text:span></text:p>
      <text:p text:style-name="P67"><text:span text:style-name="T34"><text:tab/><text:tab/><text:tab/>blk=int(data[6])</text:span></text:p>
      <text:p text:style-name="P67"><text:span text:style-name="T34"><text:tab/><text:tab/><text:tab/>pts=int(data[7])</text:span></text:p>
      <text:p text:style-name="P67"><text:span text:style-name="T34"><text:tab/><text:tab/><text:tab/>hashMap.update({int(data[0]): [name, team, trb, ast, stl, blk, pts]})</text:span></text:p>
      <text:p text:style-name="P67"><text:span text:style-name="T34"/></text:p>
      <text:p text:style-name="P67"><text:span text:style-name="T34"><text:tab/>optionFiles={0: allStats, 1: reboundStats, 2: assistStats, 3: stealStats, 4: blockStats, 5: pointStats}</text:span></text:p>
      <text:p text:style-name="P67"><text:span text:style-name="T34"><text:tab/>numOfChoices=len(cat)</text:span></text:p>
      <text:p text:style-name="P67"><text:span text:style-name="T34"/></text:p>
      <text:p text:style-name="P67"><text:span text:style-name="T34"><text:tab/>if numOfChoices&lt;5:</text:span></text:p>
      <text:p text:style-name="P67"><text:span text:style-name="T34"><text:tab/><text:tab/>leftovers=5-numOfChoices</text:span></text:p>
      <text:p text:style-name="P67"><text:span text:style-name="T34"><text:tab/><text:tab/>for i in range(leftovers):</text:span></text:p>
      <text:p text:style-name="P67"><text:span text:style-name="T34"><text:tab/><text:tab/><text:tab/>cat.append(0)</text:span></text:p>
      <text:p text:style-name="P67"><text:span text:style-name="T34"/></text:p>
      <text:p text:style-name="P67"><text:span text:style-name="T34"/></text:p>
      <text:p text:style-name="P67"><text:span text:style-name="T34">…</text:span></text:p>
      <text:p text:style-name="P34"><text:soft-page-break/><text:span text:style-name="T34">Ανοίγουμε το αρχείο πρώτα με όλα τα στατιστικά κα τα ονόματα – id των παιχτών και προσπερνάμε την πρώτη γραμμή που ειναι τα labels.</text:span></text:p>
      <text:p text:style-name="P34"><text:span text:style-name="T34"/></text:p>
      <text:p text:style-name="P35"><text:span text:style-name="T34">Για κάθε γραμμή σπάμε τα δεδομένα της γραμμής, αφαιρούμε απο το τελευταίο κομμάτι που πήραμε το \n που έχει στο τέλος και το καθένα το τοποθετούμε στην αντίστοιχη μεταβλητή του (name, team κλπ).</text:span></text:p>
      <text:p text:style-name="P35"><text:span text:style-name="T34"/></text:p>
      <text:p text:style-name="P36"><text:span text:style-name="T34">Κάνουμε update στο </text:span><text:span text:style-name="T9">hashMap</text:span><text:span text:style-name="T34"> </text:span><text:span text:style-name="T43">με όλα τα από πάνω και μετά ορίζουμε ένα dictionary ονόματι </text:span><text:span text:style-name="T17">optionFiles </text:span><text:span text:style-name="T43">όπου 0 θα δηλώνει ότι είναι το αρχείο με τα allStats, 1 το αρχείο με τα reboundStats κ.ο.κ</text:span></text:p>
      <text:p text:style-name="P36"><text:span text:style-name="T43"/></text:p>
      <text:p text:style-name="P37"><text:span text:style-name="T43">Η </text:span><text:span text:style-name="T34">μεταβλητή numOfChoices είναι ίση με το αριθμό των categories (cat) που έχουμε πάρει ως παράμετρο στη συνάρτηση.</text:span></text:p>
      <text:p text:style-name="P37"><text:span text:style-name="T34"/></text:p>
      <text:p text:style-name="P37"><text:span text:style-name="T34">Αν είναι λιγότερο σε πλήθος από 5, κάνουμε append μηδενικά για όσα leftovers έχουμε (δηλαδή το cat μας θα έχει μετά από αυτή την επεξεργασία πάντα 5 στοιχεία πχ πριν: [1,4] → μετά: [1,4,0,0,0]</text:span><text:span text:style-name="T44">).</text:span></text:p>
      <text:p text:style-name="P40"><text:span text:style-name="T44">Σ</text:span><text:span text:style-name="T34">υνεπώς, για <text:s/>numOfChoices :</text:span></text:p>
      <text:p text:style-name="P40"><text:span text:style-name="T34">1, πάντα θα κοιτάμε το cat[0]</text:span></text:p>
      <text:p text:style-name="P40"><text:span text:style-name="T34">2, πάντα θα κοιτάμε το cat[0], cat[1]</text:span></text:p>
      <text:p text:style-name="P40"><text:span text:style-name="T34">3, πάντα θα κοιτάμε το cat[0], cat[1], cat[2]</text:span></text:p>
      <text:p text:style-name="P40"><text:span text:style-name="T34">4, πάντα θα κοιτάμε το cat[0], cat[1], cat[2], cat[3]</text:span></text:p>
      <text:p text:style-name="P40"><text:span text:style-name="T34">5, πάντα θα κοιτάμε το cat[0], cat[1], cat[2], cat[3], cat[4]</text:span></text:p>
      <text:p text:style-name="P37"><text:span text:style-name="T44"/></text:p>
      <text:p text:style-name="P37"><text:span text:style-name="T44">...</text:span></text:p>
      <text:p text:style-name="P36"><text:span text:style-name="T16"><text:tab/></text:span></text:p>
      <text:p text:style-name="P68"><text:span text:style-name="T34"><text:tab/>with<text:tab/>open(optionFiles[cat[0]], 'r', encoding='UTF-8') as df1, </text:span></text:p>
      <text:p text:style-name="P68"><text:span text:style-name="T34"><text:tab/><text:tab/>open(optionFiles[cat[1]], 'r', encoding='UTF-8') as df2,</text:span></text:p>
      <text:p text:style-name="P68"><text:span text:style-name="T34"><text:tab/><text:tab/>open(optionFiles[cat[2]], 'r',encoding='UTF-8') as df3,</text:span></text:p>
      <text:p text:style-name="P68"><text:span text:style-name="T34"><text:tab/><text:tab/>open(optionFiles[cat[3]], 'r', encoding='UTF-8') as df4,</text:span></text:p>
      <text:p text:style-name="P68"><text:span text:style-name="T34"><text:tab/><text:tab/>open(optionFiles[cat[4]], 'r', encoding='UTF-8') as df5:</text:span></text:p>
      <text:p text:style-name="P67"><text:span text:style-name="T34"><text:tab/><text:tab/></text:span></text:p>
      <text:p text:style-name="P67"><text:span text:style-name="T34"><text:tab/><text:tab/>if numOfChoices==1: </text:span></text:p>
      <text:p text:style-name="P67"><text:span text:style-name="T34"><text:tab/></text:span></text:p>
      <text:p text:style-name="P67"><text:span text:style-name="T34"><text:tab/><text:tab/><text:tab/>for row in df1:</text:span></text:p>
      <text:p text:style-name="P67"><text:span text:style-name="T34"><text:tab/><text:tab/><text:tab/><text:tab/>data1=row.split(',')</text:span></text:p>
      <text:p text:style-name="P67"><text:span text:style-name="T34"><text:tab/><text:tab/><text:tab/><text:tab/>topKPlayer=hashMap.get(int(data1[0]))</text:span></text:p>
      <text:p text:style-name="P67"><text:span text:style-name="T34"><text:tab/><text:tab/><text:tab/><text:tab/>yield [str(topKPlayer[0]), int(topKPlayer[cat[0]+1]), numOfAccesses]</text:span></text:p>
      <text:p text:style-name="P67"><text:span text:style-name="T34"><text:tab/><text:tab/><text:tab/><text:tab/>numOfAccesses+=1</text:span></text:p>
      <text:p text:style-name="P67"><text:span text:style-name="T34"/></text:p>
      <text:p text:style-name="P67"><text:span text:style-name="T34">…</text:span></text:p>
      <text:p text:style-name="P38"><text:span text:style-name="T34">Ανοίγουμε τα αντίστοιχα optionFiles για διάβασμα.</text:span></text:p>
      <text:p text:style-name="P38"><text:span text:style-name="T34"/></text:p>
      <text:p text:style-name="P38"><text:span text:style-name="T34">Αν οι επιλογή για στατιστικά που δώσαμε είναι μόνο μία, τότε για κάθε γραμμή στο αντίστοιχο αρχείο κάνουμε split την γραμμή όπου συναντάμε κόμμα και απο το </text:span><text:span text:style-name="T9">hashMap </text:span><text:span text:style-name="T34">με κλείδι το id του παίχτη παίρνουμε το αντίστοιχο value και κάνουμε yield το όνομα, την κατηγορία που έχει επιλεχθεί ( το cat[0] +1 γιατί θέλουμε σε κάθε περίπτωση να προσπερνάμε τη κολώνα με τα ονόματα των ομάδων team) και τον αριθμό των προσβάσεων.</text:span></text:p>
      <text:p text:style-name="P39"><text:span text:style-name="T34">Κάθε φορά μετά το yield αυξάνουμε τις προσβάσεις κατά 1.</text:span></text:p>
      <text:p text:style-name="P67"><text:span text:style-name="T34"/></text:p>
      <text:p text:style-name="P67"><text:span text:style-name="T34">...</text:span></text:p>
      <text:p text:style-name="P67"><text:span text:style-name="T34"><text:tab/><text:tab/>elif numOfChoices==2: <text:tab/></text:span></text:p>
      <text:p text:style-name="P67"><text:span text:style-name="T34"/></text:p>
      <text:p text:style-name="P67"><text:span text:style-name="T34"><text:tab/><text:tab/><text:tab/>for row in zip(df1,df2):</text:span></text:p>
      <text:p text:style-name="P67"><text:span text:style-name="T34"><text:tab/><text:tab/><text:tab/><text:tab/>data1,data2=fixData(row, numOfChoices)</text:span></text:p>
      <text:p text:style-name="P67"><text:span text:style-name="T34"><text:tab/></text:span></text:p>
      <text:p text:style-name="P67"><text:span text:style-name="T34"><text:tab/><text:tab/><text:tab/><text:tab/>if firstRow==1:</text:span></text:p>
      <text:p text:style-name="P67"><text:span text:style-name="T34"><text:tab/><text:tab/><text:tab/><text:tab/><text:tab/>maxv1=data1[1]</text:span></text:p>
      <text:p text:style-name="P67"><text:span text:style-name="T34"><text:tab/><text:tab/><text:tab/><text:tab/><text:tab/>maxv2=data2[1]</text:span></text:p>
      <text:p text:style-name="P67"><text:span text:style-name="T34"><text:tab/><text:tab/><text:tab/><text:tab/><text:tab/>firstRow=0</text:span></text:p>
      <text:p text:style-name="P67"><text:span text:style-name="T34"/></text:p>
      <text:p text:style-name="P67"><text:span text:style-name="T34"><text:tab/><text:tab/><text:tab/><text:tab/>performance1=normalization(int(data1[1]), maxv1) </text:span></text:p>
      <text:p text:style-name="P67"><text:span text:style-name="T34"><text:tab/><text:tab/><text:tab/><text:tab/>performance2=normalization(int(data2[1]), maxv2) </text:span></text:p>
      <text:p text:style-name="P67"><text:span text:style-name="T34"><text:tab/><text:tab/><text:tab/><text:tab/>hashMap1.update({int(data1[0]): performance1})</text:span></text:p>
      <text:p text:style-name="P67"><text:span text:style-name="T34"><text:tab/><text:tab/><text:tab/><text:tab/>hashMap2.update({int(data2[0]): performance2})<text:tab/></text:span></text:p>
      <text:p text:style-name="P67"><text:span text:style-name="T34"><text:tab/><text:tab/><text:tab/><text:tab/>T=performance1+performance2</text:span></text:p>
      <text:p text:style-name="P67"><text:span text:style-name="T34"><text:tab/><text:tab/><text:tab/><text:tab/>currentIds=[data1[0], data2[0]]</text:span></text:p>
      <text:p text:style-name="P67"><text:span text:style-name="T34"><text:tab/><text:tab/><text:tab/><text:tab/>currentPerformances=[performance1, performance2]</text:span></text:p>
      <text:p text:style-name="P67"><text:span text:style-name="T34"><text:tab/><text:tab/><text:tab/><text:tab/>hashMapsList=[hashMap1, hashMap2]</text:span></text:p>
      <text:p text:style-name="P67"><text:span text:style-name="T34"><text:tab/><text:tab/><text:tab/><text:tab/>R=myNRA(currentIds,currentPerformances,hashMapsList,t,u,T,W,upperBoundsDict, <text:tab/><text:tab/><text:tab/><text:tab/><text:tab/><text:tab/><text:tab/><text:tab/><text:tab/> <text:s text:c="5"/>numOfChoices, numOfAccesses, k)</text:span></text:p>
      <text:p text:style-name="P67"><text:span text:style-name="T34"><text:tab/><text:tab/><text:tab/><text:tab/>W=R[0]</text:span></text:p>
      <text:p text:style-name="P67"><text:span text:style-name="T34"><text:tab/><text:tab/><text:tab/><text:tab/>t=R[1]</text:span></text:p>
      <text:p text:style-name="P67"><text:span text:style-name="T34"><text:tab/><text:tab/><text:tab/><text:tab/>u=R[2]</text:span></text:p>
      <text:p text:style-name="P67"><text:span text:style-name="T34"><text:tab/><text:tab/><text:tab/><text:tab/>T=R[3]</text:span></text:p>
      <text:p text:style-name="P67"><text:span text:style-name="T34"><text:tab/><text:tab/><text:tab/><text:tab/>upperBoundsDict=R[4]</text:span></text:p>
      <text:p text:style-name="P67"><text:span text:style-name="T34"><text:tab/><text:tab/><text:tab/><text:tab/>numOfAccesses=R[5]</text:span></text:p>
      <text:p text:style-name="P67"><text:span text:style-name="T34"><text:tab/><text:tab/><text:tab/><text:tab/>canYield=R[6]</text:span></text:p>
      <text:p text:style-name="P67"><text:soft-page-break/><text:span text:style-name="T34"/></text:p>
      <text:p text:style-name="P67"><text:span text:style-name="T34"><text:tab/><text:tab/><text:tab/><text:tab/>if canYield==1:</text:span></text:p>
      <text:p text:style-name="P67"><text:span text:style-name="T34"><text:tab/><text:tab/><text:tab/><text:tab/><text:tab/></text:span></text:p>
      <text:p text:style-name="P67"><text:span text:style-name="T34"><text:tab/><text:tab/><text:tab/><text:tab/><text:tab/>for ks in W:</text:span></text:p>
      <text:p text:style-name="P67"><text:span text:style-name="T34"><text:tab/><text:tab/><text:tab/><text:tab/><text:tab/><text:tab/>topKPlayer=hashMap.get(ks[0])</text:span></text:p>
      <text:p text:style-name="P67"><text:span text:style-name="T34"><text:tab/><text:tab/><text:tab/><text:tab/><text:tab/><text:tab/></text:span><text:span text:style-name="T25">yield[str(topKPlayer[0]),int(topKPlayer[cat[0]+1]),int(topKPlayer[cat[1]+1]), <text:tab/><text:tab/><text:tab/><text:tab/><text:tab/><text:tab/><text:tab/><text:tab/><text:tab/><text:tab/><text:tab/> <text:s text:c="9"/>numOfAccesses]</text:span></text:p>
      <text:p text:style-name="P72"/>
      <text:p text:style-name="P72"/>
      <text:p text:style-name="P72"/>
      <text:p text:style-name="P72"/>
      <text:p text:style-name="P67"><text:span text:style-name="T34"><text:tab/><text:tab/>elif numOfChoices==3: </text:span></text:p>
      <text:p text:style-name="P67"><text:span text:style-name="T34"/></text:p>
      <text:p text:style-name="P67"><text:span text:style-name="T34"><text:tab/><text:tab/><text:tab/>for row in zip(df1,df2,df3):</text:span></text:p>
      <text:p text:style-name="P67"><text:span text:style-name="T34"><text:tab/><text:tab/><text:tab/><text:tab/>data1,data2, data3=fixData(row, numOfChoices)</text:span></text:p>
      <text:p text:style-name="P67"><text:span text:style-name="T34"/></text:p>
      <text:p text:style-name="P67"><text:span text:style-name="T34"><text:tab/><text:tab/><text:tab/><text:tab/>if firstRow==1:</text:span></text:p>
      <text:p text:style-name="P67"><text:span text:style-name="T34"><text:tab/><text:tab/><text:tab/><text:tab/><text:tab/>maxv1=data1[1]</text:span></text:p>
      <text:p text:style-name="P67"><text:span text:style-name="T34"><text:tab/><text:tab/><text:tab/><text:tab/><text:tab/>maxv2=data2[1]</text:span></text:p>
      <text:p text:style-name="P67"><text:span text:style-name="T34"><text:tab/><text:tab/><text:tab/><text:tab/><text:tab/>maxv3=data3[1]</text:span></text:p>
      <text:p text:style-name="P67"><text:span text:style-name="T34"><text:tab/><text:tab/><text:tab/><text:tab/><text:tab/>firstRow=0</text:span></text:p>
      <text:p text:style-name="P67"><text:span text:style-name="T34"/></text:p>
      <text:p text:style-name="P67"><text:span text:style-name="T34"/></text:p>
      <text:p text:style-name="P67"><text:span text:style-name="T34"><text:tab/><text:tab/><text:tab/><text:tab/>performance1=normalization(int(data1[1]), maxv1)</text:span></text:p>
      <text:p text:style-name="P67"><text:span text:style-name="T34"><text:tab/><text:tab/><text:tab/><text:tab/>performance2=normalization(int(data2[1]), maxv2) </text:span></text:p>
      <text:p text:style-name="P67"><text:span text:style-name="T34"><text:tab/><text:tab/><text:tab/><text:tab/>performance3=normalization(int(data3[1]), maxv3)</text:span></text:p>
      <text:p text:style-name="P67"><text:span text:style-name="T34"><text:tab/><text:tab/><text:tab/><text:tab/>hashMap1.update({int(data1[0]): performance1})</text:span></text:p>
      <text:p text:style-name="P67"><text:span text:style-name="T34"><text:tab/><text:tab/><text:tab/><text:tab/>hashMap2.update({int(data2[0]): performance2})</text:span></text:p>
      <text:p text:style-name="P67"><text:span text:style-name="T34"><text:tab/><text:tab/><text:tab/><text:tab/>hashMap3.update({int(data3[0]): performance3})</text:span></text:p>
      <text:p text:style-name="P67"><text:span text:style-name="T34"><text:tab/><text:tab/><text:tab/><text:tab/>currentIds=[data1[0], data2[0], data3[0]]</text:span></text:p>
      <text:p text:style-name="P67"><text:span text:style-name="T34"><text:tab/><text:tab/><text:tab/><text:tab/>T=performance1+performance2+performance3</text:span></text:p>
      <text:p text:style-name="P67"><text:span text:style-name="T34"><text:tab/><text:tab/><text:tab/><text:tab/>currentPerformances=[performance1, performance2, performance3]</text:span></text:p>
      <text:p text:style-name="P67"><text:span text:style-name="T34"><text:tab/><text:tab/><text:tab/><text:tab/>hashMapsList=[hashMap1, hashMap2, hashMap3]</text:span></text:p>
      <text:p text:style-name="P67"><text:span text:style-name="T34"><text:tab/><text:tab/><text:tab/><text:tab/>R=myNRA(currentIds,currentPerformances,hashMapsList,t,u,T,W,upperBoundsDict, <text:tab/><text:tab/><text:tab/><text:tab/><text:tab/><text:tab/><text:tab/><text:tab/><text:tab/> <text:s text:c="5"/>numOfChoices, numOfAccesses, k)</text:span></text:p>
      <text:p text:style-name="P67"><text:span text:style-name="T34"><text:tab/><text:tab/><text:tab/><text:tab/>W=R[0]</text:span></text:p>
      <text:p text:style-name="P67"><text:span text:style-name="T34"><text:tab/><text:tab/><text:tab/><text:tab/>t=R[1]</text:span></text:p>
      <text:p text:style-name="P67"><text:span text:style-name="T34"><text:tab/><text:tab/><text:tab/><text:tab/>u=R[2]</text:span></text:p>
      <text:p text:style-name="P67"><text:span text:style-name="T34"><text:tab/><text:tab/><text:tab/><text:tab/>T=R[3]</text:span></text:p>
      <text:p text:style-name="P67"><text:span text:style-name="T34"><text:tab/><text:tab/><text:tab/><text:tab/>upperBoundsDict=R[4]</text:span></text:p>
      <text:p text:style-name="P67"><text:span text:style-name="T34"><text:tab/><text:tab/><text:tab/><text:tab/>numOfAccesses=R[5]</text:span></text:p>
      <text:p text:style-name="P67"><text:span text:style-name="T34"><text:tab/><text:tab/><text:tab/><text:tab/>canYield=R[6]</text:span></text:p>
      <text:p text:style-name="P67"><text:span text:style-name="T34"/></text:p>
      <text:p text:style-name="P67"><text:span text:style-name="T34"><text:tab/><text:tab/><text:tab/><text:tab/>if canYield==1:</text:span></text:p>
      <text:p text:style-name="P67"><text:span text:style-name="T34"><text:tab/><text:tab/><text:tab/><text:tab/><text:tab/></text:span></text:p>
      <text:p text:style-name="P67"><text:span text:style-name="T34"><text:tab/><text:tab/><text:tab/><text:tab/><text:tab/>for ks in W:</text:span></text:p>
      <text:p text:style-name="P67"><text:span text:style-name="T34"><text:tab/><text:tab/><text:tab/><text:tab/><text:tab/><text:tab/>topKPlayer=hashMap.get(ks[0])</text:span></text:p>
      <text:p text:style-name="P67"><text:span text:style-name="T34"><text:tab/><text:tab/><text:tab/><text:tab/><text:tab/><text:tab/></text:span><text:span text:style-name="T25">yield[str(topKPlayer[0]), int(topKPlayer[cat[0]+1]), int(topKPlayer[cat[1]+1]), <text:tab/><text:tab/><text:tab/><text:tab/><text:tab/><text:tab/><text:tab/><text:tab/><text:tab/> <text:s text:c="3"/>int(topKPlayer[cat[2]+1]), numOfAccesses]</text:span></text:p>
      <text:p text:style-name="P67"><text:span text:style-name="T26"/></text:p>
      <text:p text:style-name="P67"><text:span text:style-name="T26"/></text:p>
      <text:p text:style-name="P67"><text:span text:style-name="T34"><text:tab/><text:tab/>elif numOfChoices==4: </text:span></text:p>
      <text:p text:style-name="P67"><text:span text:style-name="T34"/></text:p>
      <text:p text:style-name="P67"><text:span text:style-name="T34"><text:tab/><text:tab/><text:tab/>for row in zip(df1,df2,df3,df4):</text:span></text:p>
      <text:p text:style-name="P67"><text:span text:style-name="T34"><text:tab/><text:tab/><text:tab/><text:tab/>data1,data2, data3, data4=fixData(row, numOfChoices)</text:span></text:p>
      <text:p text:style-name="P67"><text:span text:style-name="T34"/></text:p>
      <text:p text:style-name="P67"><text:span text:style-name="T34"><text:tab/><text:tab/><text:tab/><text:tab/>if firstRow==1:</text:span></text:p>
      <text:p text:style-name="P67"><text:span text:style-name="T34"><text:tab/><text:tab/><text:tab/><text:tab/><text:tab/>maxv1=data1[1]</text:span></text:p>
      <text:p text:style-name="P67"><text:span text:style-name="T34"><text:tab/><text:tab/><text:tab/><text:tab/><text:tab/>maxv2=data2[1]</text:span></text:p>
      <text:p text:style-name="P67"><text:span text:style-name="T34"><text:tab/><text:tab/><text:tab/><text:tab/><text:tab/>maxv3=data3[1]</text:span></text:p>
      <text:p text:style-name="P67"><text:span text:style-name="T34"><text:tab/><text:tab/><text:tab/><text:tab/><text:tab/>maxv4=data4[1]</text:span></text:p>
      <text:p text:style-name="P67"><text:span text:style-name="T34"><text:tab/><text:tab/><text:tab/><text:tab/><text:tab/>firstRow=0</text:span></text:p>
      <text:p text:style-name="P67"><text:span text:style-name="T34"/></text:p>
      <text:p text:style-name="P67"><text:span text:style-name="T34"><text:tab/><text:tab/><text:tab/><text:tab/>performance1=normalization(int(data1[1]), maxv1)</text:span></text:p>
      <text:p text:style-name="P67"><text:span text:style-name="T34"><text:tab/><text:tab/><text:tab/><text:tab/>performance2=normalization(int(data2[1]), maxv2) </text:span></text:p>
      <text:p text:style-name="P67"><text:span text:style-name="T34"><text:tab/><text:tab/><text:tab/><text:tab/>performance3=normalization(int(data3[1]), maxv3)<text:tab/></text:span></text:p>
      <text:p text:style-name="P67"><text:span text:style-name="T34"><text:tab/><text:tab/><text:tab/><text:tab/>performance4=normalization(int(data4[1]), maxv4)</text:span></text:p>
      <text:p text:style-name="P67"><text:span text:style-name="T34"><text:tab/><text:tab/><text:tab/><text:tab/>hashMap1.update({int(data1[0]): performance1})</text:span></text:p>
      <text:p text:style-name="P67"><text:span text:style-name="T34"><text:tab/><text:tab/><text:tab/><text:tab/>hashMap2.update({int(data2[0]): performance2})</text:span></text:p>
      <text:p text:style-name="P67"><text:span text:style-name="T34"><text:tab/><text:tab/><text:tab/><text:tab/>hashMap3.update({int(data3[0]): performance3})<text:tab/><text:tab/><text:tab/><text:tab/></text:span></text:p>
      <text:p text:style-name="P67"><text:span text:style-name="T34"><text:tab/><text:tab/><text:tab/><text:tab/>hashMap4.update({int(data4[0]): performance4})</text:span></text:p>
      <text:p text:style-name="P67"><text:span text:style-name="T34"><text:tab/><text:tab/><text:tab/><text:tab/>T=performance1+performance2+performance3+performance4</text:span></text:p>
      <text:p text:style-name="P67"><text:span text:style-name="T34"><text:tab/><text:tab/><text:tab/><text:tab/>currentIds=[data1[0], data2[0], data3[0], data4[0]]</text:span></text:p>
      <text:p text:style-name="P67"><text:span text:style-name="T34"><text:tab/><text:tab/><text:tab/><text:tab/>currentPerformances=[performance1,performance2, performance3, performance4]</text:span></text:p>
      <text:p text:style-name="P67"><text:span text:style-name="T34"><text:tab/><text:tab/><text:tab/><text:tab/>hashMapsList=[hashMap1, hashMap2, hashMap3, hashMap4]</text:span></text:p>
      <text:p text:style-name="P69"><text:soft-page-break/><text:span text:style-name="T34"><text:tab/><text:tab/><text:tab/><text:tab/>R=myNRA(currentIds,currentPerformances,hashMapsList,t,u,T,W,upperBoundsDict, <text:tab/><text:tab/><text:tab/><text:tab/><text:tab/><text:tab/><text:tab/><text:tab/><text:tab/> <text:s text:c="5"/>numOfChoices, numOfAccesses, k)</text:span></text:p>
      <text:p text:style-name="P67"><text:span text:style-name="T34"><text:tab/><text:tab/><text:tab/><text:tab/>W=R[0]</text:span></text:p>
      <text:p text:style-name="P67"><text:span text:style-name="T34"><text:tab/><text:tab/><text:tab/><text:tab/>t=R[1]</text:span></text:p>
      <text:p text:style-name="P67"><text:span text:style-name="T34"><text:tab/><text:tab/><text:tab/><text:tab/>u=R[2]</text:span></text:p>
      <text:p text:style-name="P67"><text:span text:style-name="T34"><text:tab/><text:tab/><text:tab/><text:tab/>T=R[3]</text:span></text:p>
      <text:p text:style-name="P67"><text:span text:style-name="T34"><text:tab/><text:tab/><text:tab/><text:tab/>upperBoundsDict=R[4]</text:span></text:p>
      <text:p text:style-name="P67"><text:span text:style-name="T34"><text:tab/><text:tab/><text:tab/><text:tab/>numOfAccesses=R[5]</text:span></text:p>
      <text:p text:style-name="P67"><text:span text:style-name="T34"><text:tab/><text:tab/><text:tab/><text:tab/>canYield=R[6]</text:span></text:p>
      <text:p text:style-name="P67"><text:span text:style-name="T34"/></text:p>
      <text:p text:style-name="P67"><text:span text:style-name="T34"><text:tab/><text:tab/><text:tab/><text:tab/>if canYield==1:</text:span></text:p>
      <text:p text:style-name="P67"><text:span text:style-name="T34"><text:tab/><text:tab/><text:tab/><text:tab/><text:tab/></text:span></text:p>
      <text:p text:style-name="P67"><text:span text:style-name="T34"><text:tab/><text:tab/><text:tab/><text:tab/><text:tab/>for ks in W:</text:span></text:p>
      <text:p text:style-name="P67"><text:span text:style-name="T34"><text:tab/><text:tab/><text:tab/><text:tab/><text:tab/><text:tab/>topKPlayer=hashMap.get(ks[0])</text:span></text:p>
      <text:p text:style-name="P67"><text:span text:style-name="T34"><text:tab/><text:tab/><text:tab/><text:tab/><text:tab/><text:tab/></text:span><text:span text:style-name="T25">yield[str(topKPlayer[0]), int(topKPlayer[cat[0]+1]), int(topKPlayer[cat[1]+1]), <text:tab/><text:tab/><text:tab/><text:tab/><text:tab/><text:tab/> <text:s text:c="11"/>int(topKPlayer[cat[2]+1]), int(topKPlayer[cat[3]+1]), numOfAccesses]</text:span></text:p>
      <text:p text:style-name="P72"/>
      <text:p text:style-name="P72"/>
      <text:p text:style-name="P72"/>
      <text:p text:style-name="P67"><text:span text:style-name="T34"><text:tab/><text:tab/>elif numOfChoices==5:</text:span></text:p>
      <text:p text:style-name="P67"><text:span text:style-name="T34"/></text:p>
      <text:p text:style-name="P67"><text:span text:style-name="T34"><text:tab/><text:tab/><text:tab/>for row in zip(df1,df2,df3,df4,df5):</text:span></text:p>
      <text:p text:style-name="P67"><text:span text:style-name="T34"><text:tab/><text:tab/><text:tab/><text:tab/>data1,data2, data3, data4, data5=fixData(row, numOfChoices)</text:span></text:p>
      <text:p text:style-name="P67"><text:span text:style-name="T34"/></text:p>
      <text:p text:style-name="P67"><text:span text:style-name="T34"><text:tab/><text:tab/><text:tab/><text:tab/>if firstRow==1:</text:span></text:p>
      <text:p text:style-name="P67"><text:span text:style-name="T34"><text:tab/><text:tab/><text:tab/><text:tab/><text:tab/>maxv1=data1[1]</text:span></text:p>
      <text:p text:style-name="P67"><text:span text:style-name="T34"><text:tab/><text:tab/><text:tab/><text:tab/><text:tab/>maxv2=data2[1]</text:span></text:p>
      <text:p text:style-name="P67"><text:span text:style-name="T34"><text:tab/><text:tab/><text:tab/><text:tab/><text:tab/>maxv3=data3[1]</text:span></text:p>
      <text:p text:style-name="P67"><text:span text:style-name="T34"><text:tab/><text:tab/><text:tab/><text:tab/><text:tab/>maxv4=data4[1]</text:span></text:p>
      <text:p text:style-name="P67"><text:span text:style-name="T34"><text:tab/><text:tab/><text:tab/><text:tab/><text:tab/>maxv5=data5[1]</text:span></text:p>
      <text:p text:style-name="P67"><text:span text:style-name="T34"><text:tab/><text:tab/><text:tab/><text:tab/><text:tab/>firstRow=0</text:span></text:p>
      <text:p text:style-name="P67"><text:span text:style-name="T34"/></text:p>
      <text:p text:style-name="P67"><text:span text:style-name="T34"><text:tab/><text:tab/><text:tab/><text:tab/>performance1=normalization(int(data1[1]), maxv1)</text:span></text:p>
      <text:p text:style-name="P67"><text:span text:style-name="T34"><text:tab/><text:tab/><text:tab/><text:tab/>performance2=normalization(int(data2[1]), maxv2) </text:span></text:p>
      <text:p text:style-name="P67"><text:span text:style-name="T34"><text:tab/><text:tab/><text:tab/><text:tab/>performance3=normalization(int(data3[1]), maxv3)<text:tab/></text:span></text:p>
      <text:p text:style-name="P67"><text:span text:style-name="T34"><text:tab/><text:tab/><text:tab/><text:tab/>performance4=normalization(int(data4[1]), maxv4)</text:span></text:p>
      <text:p text:style-name="P67"><text:span text:style-name="T34"><text:tab/><text:tab/><text:tab/><text:tab/>performance5=normalization(int(data5[1]), maxv5)</text:span></text:p>
      <text:p text:style-name="P67"><text:span text:style-name="T34"><text:tab/><text:tab/><text:tab/><text:tab/>hashMap1.update({int(data1[0]): performance1})</text:span></text:p>
      <text:p text:style-name="P67"><text:span text:style-name="T34"><text:tab/><text:tab/><text:tab/><text:tab/>hashMap2.update({int(data2[0]): performance2})</text:span></text:p>
      <text:p text:style-name="P67"><text:span text:style-name="T34"><text:tab/><text:tab/><text:tab/><text:tab/>hashMap3.update({int(data3[0]): performance3})<text:tab/><text:tab/><text:tab/><text:tab/></text:span></text:p>
      <text:p text:style-name="P67"><text:span text:style-name="T34"><text:tab/><text:tab/><text:tab/><text:tab/>hashMap4.update({int(data4[0]): performance4})</text:span></text:p>
      <text:p text:style-name="P67"><text:span text:style-name="T34"><text:tab/><text:tab/><text:tab/><text:tab/>hashMap5.update({int(data5[0]): performance5})</text:span></text:p>
      <text:p text:style-name="P67"><text:span text:style-name="T34"><text:tab/><text:tab/><text:tab/><text:tab/>T=performance1+performance2+performance3+performance4+performance5</text:span></text:p>
      <text:p text:style-name="P67"><text:span text:style-name="T34"><text:tab/><text:tab/><text:tab/><text:tab/>currentIds=[data1[0], data2[0], data3[0], data4[0], data5[0]]</text:span></text:p>
      <text:p text:style-name="P67"><text:span text:style-name="T34"><text:tab/><text:tab/><text:tab/><text:tab/>currentPerformances=[performance1,performance2, performance3, performance4, <text:tab/><text:tab/><text:tab/><text:tab/><text:tab/><text:tab/><text:tab/><text:tab/><text:tab/><text:tab/><text:tab/> <text:s text:c="8"/>performance5]</text:span></text:p>
      <text:p text:style-name="P67"><text:span text:style-name="T34"><text:tab/><text:tab/><text:tab/><text:tab/>hashMapsList=[hashMap1, hashMap2, hashMap3, hashMap4, hashMap5]</text:span></text:p>
      <text:p text:style-name="P67"><text:span text:style-name="T34"><text:tab/><text:tab/><text:tab/><text:tab/>R=myNRA(currentIds,currentPerformances,hashMapsList,t,u,T,W,upperBoundsDict, <text:tab/><text:tab/><text:tab/><text:tab/><text:tab/><text:tab/><text:tab/><text:tab/><text:tab/> <text:s text:c="4"/>numOfChoices, numOfAccesses, k)</text:span></text:p>
      <text:p text:style-name="P67"><text:span text:style-name="T34"><text:tab/><text:tab/><text:tab/><text:tab/>W=R[0]</text:span></text:p>
      <text:p text:style-name="P67"><text:span text:style-name="T34"><text:tab/><text:tab/><text:tab/><text:tab/>t=R[1]</text:span></text:p>
      <text:p text:style-name="P67"><text:span text:style-name="T34"><text:tab/><text:tab/><text:tab/><text:tab/>u=R[2]</text:span></text:p>
      <text:p text:style-name="P67"><text:span text:style-name="T34"><text:tab/><text:tab/><text:tab/><text:tab/>T=R[3]</text:span></text:p>
      <text:p text:style-name="P67"><text:span text:style-name="T34"><text:tab/><text:tab/><text:tab/><text:tab/>upperBoundsDict=R[4]</text:span></text:p>
      <text:p text:style-name="P67"><text:span text:style-name="T34"><text:tab/><text:tab/><text:tab/><text:tab/>numOfAccesses=R[5]</text:span></text:p>
      <text:p text:style-name="P67"><text:span text:style-name="T34"><text:tab/><text:tab/><text:tab/><text:tab/>canYield=R[6]</text:span></text:p>
      <text:p text:style-name="P67"><text:span text:style-name="T34"/></text:p>
      <text:p text:style-name="P67"><text:span text:style-name="T34"><text:tab/><text:tab/><text:tab/><text:tab/>if canYield==1:</text:span></text:p>
      <text:p text:style-name="P67"><text:span text:style-name="T34"><text:tab/><text:tab/><text:tab/><text:tab/><text:tab/></text:span></text:p>
      <text:p text:style-name="P67"><text:span text:style-name="T34"><text:tab/><text:tab/><text:tab/><text:tab/><text:tab/>for ks in W:</text:span></text:p>
      <text:p text:style-name="P67"><text:span text:style-name="T34"><text:tab/><text:tab/><text:tab/><text:tab/><text:tab/><text:tab/>topKPlayer=hashMap.get(ks[0])</text:span></text:p>
      <text:p text:style-name="P67"><text:span text:style-name="T34"><text:tab/><text:tab/><text:tab/><text:tab/><text:tab/><text:tab/></text:span><text:span text:style-name="T25">yield[str(topKPlayer[0]), int(topKPlayer[cat[0]+1]), int(topKPlayer[cat[1]+1]), <text:s/><text:tab/> <text:s text:c="95"/>int(topKPlayer[cat[2]+1]), int(topKPlayer[cat[3]+1]), <text:tab/><text:tab/><text:tab/><text:tab/><text:tab/><text:tab/><text:tab/> <text:s text:c="28"/>int(topKPlayer[cat[4]+1]), int(topKPlayer[cat[4]+1]), numOfAccesses]</text:span></text:p>
      <text:p text:style-name="P67"><text:span text:style-name="T34"><text:tab/></text:span></text:p>
      <text:p text:style-name="P41"><text:span text:style-name="T34">Για τα υπόλοιπα τώρα numOfChoices η λογική που ακολουθούμε είναι όμοια.</text:span></text:p>
      <text:p text:style-name="P41"><text:span text:style-name="T34"/></text:p>
      <text:p text:style-name="P42"><text:span text:style-name="T34">Ανοίγουμε με zip μαζικά γραμμή γραμμή από όλα τα αρχεία που έχουμε ως παράμετρο, και καλούμε για την μαζική “row” που έχει προκύψει την συνάρτηση </text:span><text:span text:style-name="T9">fixData</text:span><text:span text:style-name="T18">() </text:span><text:span text:style-name="T45">με παράμετρο την “row” και το numOfChoices.</text:span></text:p>
      <text:p text:style-name="P43"><text:span text:style-name="T45"/></text:p>
      <text:p text:style-name="P44"><text:span text:style-name="T45">Έ</text:span><text:span text:style-name="T34">χοντας πλέον “φτιαγμένα” data αν είναι η πρώτη γραμμή του αρχείου κρατάμε τα max.</text:span></text:p>
      <text:p text:style-name="P44"><text:span text:style-name="T34">Στην συνέχεια, </text:span><text:span text:style-name="T46">υπολογίζουμε αντίστοιχα για το καθένα την normalized performance του καλώντας την συνάρτηση </text:span><text:span text:style-name="T19">normalization() </text:span><text:span text:style-name="T46"><text:s/>με παράμετρο την αντίστοιχη απόδοση και το αντίστοιχο max του στατιστικού.</text:span></text:p>
      <text:p text:style-name="P44"><text:span text:style-name="T46"/></text:p>
      <text:p text:style-name="P45"><text:span text:style-name="T46">Α</text:span><text:span text:style-name="T34">φού λάβουμε τα normalized performances τα τοποθετούμε στο αντίστοιχο dictionary με το id ως κλειδί και την </text:span><text:soft-page-break/><text:span text:style-name="T34">απόδοση ως value.</text:span></text:p>
      <text:p text:style-name="P45"><text:span text:style-name="T34"/></text:p>
      <text:p text:style-name="P45"><text:span text:style-name="T34">Υπολογίζουμε το Τ (Threshold) που είναι το άθροισμα κάθε φορά όλων των αποδόσεων της εκάστοτε μαζικής “row”.</text:span></text:p>
      <text:p text:style-name="P45"><text:span text:style-name="T34"/></text:p>
      <text:p text:style-name="P45"><text:span text:style-name="T34">Τοποθετούμε σε μια λίστα τα currentIds , σε μία άλλη τα currentPerformances και σε μία άλλη τα current dictionaries (hashMapsList).</text:span></text:p>
      <text:p text:style-name="P45"><text:span text:style-name="T34"/></text:p>
      <text:p text:style-name="P46"><text:span text:style-name="T34">Όπου R, ότι μας κάνει return κάθε φορά η συνάρτηση </text:span><text:span text:style-name="T9">myNRA().</text:span></text:p>
      <text:p text:style-name="P46"><text:span text:style-name="T21"/></text:p>
      <text:p text:style-name="P46"><text:span text:style-name="T34">To πρώτο που μας επιστρέφει θα είναι η τροποποιημένη λίστα W.</text:span></text:p>
      <text:p text:style-name="P46"><text:span text:style-name="T34">To δεύτερο που μας επιστρέφει θα είναι το <text:s/>t.</text:span></text:p>
      <text:p text:style-name="P46"><text:span text:style-name="T34">To τρίτο που μας επιστρέφει θα είναι το νέο u.</text:span></text:p>
      <text:p text:style-name="P46"><text:span text:style-name="T34">To τέταρτο που μας επιστρέφει θα είναι η τροποποιημένη upperBoundsDict.</text:span></text:p>
      <text:p text:style-name="P46"><text:span text:style-name="T34">To πέμπτο που μας επιστρέφει θα είναι το numOfAccesses.</text:span></text:p>
      <text:p text:style-name="P47"><text:span text:style-name="T34">Και το τελευταίο που μας επιστρέφει είναι αν είμαστε σε θέση να κάνουμε yield (canYield).</text:span></text:p>
      <text:p text:style-name="P47"><text:span text:style-name="T34"/></text:p>
      <text:p text:style-name="P48"><text:span text:style-name="T34">Aν είμαστε έτοιμοι για yield, </text:span><text:span text:style-name="T47">κάνουμε την αντίστοιχη διαδικασία όπως στο numOfChoices==1 που εξηγήσαμε παραπάνω.</text:span></text:p>
      <text:p text:style-name="P92"><text:span text:style-name="T34"/></text:p>
      <text:p text:style-name="P67"><text:span text:style-name="T34"/></text:p>
      <text:p text:style-name="P62"><text:span text:style-name="T34"/></text:p>
      <text:p text:style-name="P62"><text:span text:style-name="T34">def fixData(row, numOfChoices):</text:span></text:p>
      <text:p text:style-name="P62"><text:span text:style-name="T34"/></text:p>
      <text:p text:style-name="P67"><text:span text:style-name="T34"><text:tab/>if numOfChoices==2:</text:span></text:p>
      <text:p text:style-name="P67"><text:span text:style-name="T34"/></text:p>
      <text:p text:style-name="P67"><text:span text:style-name="T34"><text:tab/><text:tab/>data1=list(row[:1])</text:span></text:p>
      <text:p text:style-name="P67"><text:span text:style-name="T34"><text:tab/><text:tab/>data1[-1] = data1[-1].strip() </text:span></text:p>
      <text:p text:style-name="P67"><text:span text:style-name="T34"><text:tab/><text:tab/>data1=data1[0].split(',')</text:span></text:p>
      <text:p text:style-name="P67"><text:span text:style-name="T34"><text:tab/><text:tab/>data1=[int(l) for l in data1]</text:span></text:p>
      <text:p text:style-name="P67"><text:span text:style-name="T34"/></text:p>
      <text:p text:style-name="P67"><text:span text:style-name="T34"><text:tab/><text:tab/>data2=list(row[1:2])</text:span></text:p>
      <text:p text:style-name="P67"><text:span text:style-name="T34"><text:tab/><text:tab/>data2[-1] = data2[-1].strip() </text:span></text:p>
      <text:p text:style-name="P67"><text:span text:style-name="T34"><text:tab/><text:tab/>data2=data2[0].split(',')</text:span></text:p>
      <text:p text:style-name="P67"><text:span text:style-name="T34"><text:tab/><text:tab/>data2=[int(l) for l in data2]</text:span></text:p>
      <text:p text:style-name="P67"><text:span text:style-name="T34"/></text:p>
      <text:p text:style-name="P67"><text:span text:style-name="T34"><text:tab/><text:tab/>return [data1, data2]</text:span></text:p>
      <text:p text:style-name="P67"><text:span text:style-name="T34"/></text:p>
      <text:p text:style-name="P67"><text:span text:style-name="T34"><text:tab/>elif numOfChoices==3:</text:span></text:p>
      <text:p text:style-name="P67"><text:span text:style-name="T34"/></text:p>
      <text:p text:style-name="P67"><text:span text:style-name="T34"><text:tab/><text:tab/>data1=list(row[:1])</text:span></text:p>
      <text:p text:style-name="P67"><text:span text:style-name="T34"><text:tab/><text:tab/>data1[-1] = data1[-1].strip() </text:span></text:p>
      <text:p text:style-name="P67"><text:span text:style-name="T34"><text:tab/><text:tab/>data1=data1[0].split(',')</text:span></text:p>
      <text:p text:style-name="P67"><text:span text:style-name="T34"><text:tab/><text:tab/>data1=[int(l) for l in data1]</text:span></text:p>
      <text:p text:style-name="P67"><text:span text:style-name="T34"/></text:p>
      <text:p text:style-name="P67"><text:span text:style-name="T34"><text:tab/><text:tab/>data2=list(row[1:2])</text:span></text:p>
      <text:p text:style-name="P67"><text:span text:style-name="T34"><text:tab/><text:tab/>data2[-1] = data2[-1].strip() </text:span></text:p>
      <text:p text:style-name="P67"><text:span text:style-name="T34"><text:tab/><text:tab/>data2=data2[0].split(',')</text:span></text:p>
      <text:p text:style-name="P67"><text:span text:style-name="T34"><text:tab/><text:tab/>data2=[int(l) for l in data2]</text:span></text:p>
      <text:p text:style-name="P67"><text:span text:style-name="T34"/></text:p>
      <text:p text:style-name="P67"><text:span text:style-name="T34"><text:tab/><text:tab/>data3=list(row[2:3])</text:span></text:p>
      <text:p text:style-name="P67"><text:span text:style-name="T34"><text:tab/><text:tab/>data3[-1] = data3[-1].strip() </text:span></text:p>
      <text:p text:style-name="P67"><text:span text:style-name="T34"><text:tab/><text:tab/>data3=data3[0].split(',')</text:span></text:p>
      <text:p text:style-name="P67"><text:span text:style-name="T34"><text:tab/><text:tab/>data3=[int(l) for l in data3]</text:span></text:p>
      <text:p text:style-name="P67"><text:span text:style-name="T34"/></text:p>
      <text:p text:style-name="P67"><text:span text:style-name="T34"><text:tab/><text:tab/>return [data1, data2, data3]</text:span></text:p>
      <text:p text:style-name="P67"><text:span text:style-name="T34"/></text:p>
      <text:p text:style-name="P67"><text:span text:style-name="T34"><text:tab/>elif numOfChoices==4:</text:span></text:p>
      <text:p text:style-name="P67"><text:span text:style-name="T34"/></text:p>
      <text:p text:style-name="P67"><text:span text:style-name="T34"><text:tab/><text:tab/>data1=list(row[:1])</text:span></text:p>
      <text:p text:style-name="P67"><text:span text:style-name="T34"><text:tab/><text:tab/>data1[-1] = data1[-1].strip() </text:span></text:p>
      <text:p text:style-name="P67"><text:span text:style-name="T34"><text:tab/><text:tab/>data1=data1[0].split(',')</text:span></text:p>
      <text:p text:style-name="P67"><text:span text:style-name="T34"><text:tab/><text:tab/>data1=[int(l) for l in data1]</text:span></text:p>
      <text:p text:style-name="P67"><text:span text:style-name="T34"/></text:p>
      <text:p text:style-name="P67"><text:span text:style-name="T34"><text:tab/><text:tab/>data2=list(row[1:2])</text:span></text:p>
      <text:p text:style-name="P67"><text:span text:style-name="T34"><text:tab/><text:tab/>data2[-1] = data2[-1].strip() </text:span></text:p>
      <text:p text:style-name="P67"><text:span text:style-name="T34"><text:tab/><text:tab/>data2=data2[0].split(',')</text:span></text:p>
      <text:p text:style-name="P67"><text:span text:style-name="T34"><text:tab/><text:tab/>data2=[int(l) for l in data2]</text:span></text:p>
      <text:p text:style-name="P67"><text:span text:style-name="T34"/></text:p>
      <text:p text:style-name="P67"><text:span text:style-name="T34"><text:tab/><text:tab/>data3=list(row[2:3])</text:span></text:p>
      <text:p text:style-name="P67"><text:span text:style-name="T34"><text:tab/><text:tab/>data3[-1] = data3[-1].strip() </text:span></text:p>
      <text:p text:style-name="P67"><text:span text:style-name="T34"><text:tab/><text:tab/>data3=data3[0].split(',')</text:span></text:p>
      <text:p text:style-name="P67"><text:span text:style-name="T34"><text:tab/><text:tab/>data3=[int(l) for l in data3]</text:span></text:p>
      <text:p text:style-name="P67"><text:span text:style-name="T34"/></text:p>
      <text:p text:style-name="P67"><text:span text:style-name="T34"><text:tab/><text:tab/>data4=list(row[3:4])</text:span></text:p>
      <text:p text:style-name="P67"><text:soft-page-break/><text:span text:style-name="T34"><text:tab/><text:tab/>data4[-1] = data4[-1].strip() </text:span></text:p>
      <text:p text:style-name="P67"><text:span text:style-name="T34"><text:tab/><text:tab/>data4=data4[0].split(',')</text:span></text:p>
      <text:p text:style-name="P67"><text:span text:style-name="T34"><text:tab/><text:tab/>data4=[int(l) for l in data4]</text:span></text:p>
      <text:p text:style-name="P67"><text:span text:style-name="T34"/></text:p>
      <text:p text:style-name="P67"><text:span text:style-name="T34"><text:tab/><text:tab/>return [data1, data2, data3, data4]</text:span></text:p>
      <text:p text:style-name="P67"><text:span text:style-name="T34"/></text:p>
      <text:p text:style-name="P67"><text:span text:style-name="T34"><text:tab/>elif numOfChoices==5:</text:span></text:p>
      <text:p text:style-name="P67"><text:span text:style-name="T34"/></text:p>
      <text:p text:style-name="P67"><text:span text:style-name="T34"><text:tab/><text:tab/>data1=list(row[:1])</text:span></text:p>
      <text:p text:style-name="P67"><text:span text:style-name="T34"><text:tab/><text:tab/>data1[-1] = data1[-1].strip() </text:span></text:p>
      <text:p text:style-name="P67"><text:span text:style-name="T34"><text:tab/><text:tab/>data1=data1[0].split(',')</text:span></text:p>
      <text:p text:style-name="P67"><text:span text:style-name="T34"><text:tab/><text:tab/>data1=[int(l) for l in data1]</text:span></text:p>
      <text:p text:style-name="P67"><text:span text:style-name="T34"/></text:p>
      <text:p text:style-name="P67"><text:span text:style-name="T34"><text:tab/><text:tab/>data2=list(row[1:2])</text:span></text:p>
      <text:p text:style-name="P67"><text:span text:style-name="T34"><text:tab/><text:tab/>data2[-1] = data2[-1].strip() </text:span></text:p>
      <text:p text:style-name="P67"><text:span text:style-name="T34"><text:tab/><text:tab/>data2=data2[0].split(',')</text:span></text:p>
      <text:p text:style-name="P67"><text:span text:style-name="T34"><text:tab/><text:tab/>data2=[int(l) for l in data2]</text:span></text:p>
      <text:p text:style-name="P67"><text:span text:style-name="T34"/></text:p>
      <text:p text:style-name="P67"><text:span text:style-name="T34"><text:tab/><text:tab/>data3=list(row[2:3])</text:span></text:p>
      <text:p text:style-name="P67"><text:span text:style-name="T34"><text:tab/><text:tab/>data3[-1] = data3[-1].strip() </text:span></text:p>
      <text:p text:style-name="P67"><text:span text:style-name="T34"><text:tab/><text:tab/>data3=data3[0].split(',')</text:span></text:p>
      <text:p text:style-name="P67"><text:span text:style-name="T34"><text:tab/><text:tab/>data3=[int(l) for l in data3]</text:span></text:p>
      <text:p text:style-name="P67"><text:span text:style-name="T34"/></text:p>
      <text:p text:style-name="P67"><text:span text:style-name="T34"><text:tab/><text:tab/>data4=list(row[3:4])</text:span></text:p>
      <text:p text:style-name="P67"><text:span text:style-name="T34"><text:tab/><text:tab/>data4[-1] = data4[-1].strip() </text:span></text:p>
      <text:p text:style-name="P67"><text:span text:style-name="T34"><text:tab/><text:tab/>data4=data4[0].split(',')</text:span></text:p>
      <text:p text:style-name="P67"><text:span text:style-name="T34"><text:tab/><text:tab/>data4=[int(l) for l in data4]</text:span></text:p>
      <text:p text:style-name="P67"><text:span text:style-name="T34"><text:tab/></text:span></text:p>
      <text:p text:style-name="P67"><text:span text:style-name="T34"><text:tab/><text:tab/>data5=list(row[4:5])</text:span></text:p>
      <text:p text:style-name="P67"><text:span text:style-name="T34"><text:tab/><text:tab/>data5[-1] = data5[-1].strip() </text:span></text:p>
      <text:p text:style-name="P67"><text:span text:style-name="T34"><text:tab/><text:tab/>data5=data5[0].split(',')</text:span></text:p>
      <text:p text:style-name="P67"><text:span text:style-name="T34"><text:tab/><text:tab/>data5=[int(l) for l in data5]</text:span></text:p>
      <text:p text:style-name="P67"><text:span text:style-name="T34"/></text:p>
      <text:p text:style-name="P67"><text:span text:style-name="T34"><text:tab/><text:tab/>return [data1, data2, data3, data4, data5]</text:span></text:p>
      <text:p text:style-name="P21"><text:span text:style-name="T21"/></text:p>
      <text:p text:style-name="P21"><text:span text:style-name="T21"/></text:p>
      <text:p text:style-name="P49"><text:span text:style-name="T34">Η συνάρτηση αυτή από raw data μας τα μετατρέπει σε fixed κάνοντας κάθε φορά την επεξεργασία που χρειάζεται για το καθένα.</text:span></text:p>
      <text:p text:style-name="P53"><text:span text:style-name="T34"/></text:p>
      <text:p text:style-name="P53"><text:span text:style-name="T34">Πχ:</text:span></text:p>
      <text:p text:style-name="P53"><text:span text:style-name="T16">data1=list(row[:1]) →</text:span><text:span text:style-name="T9"> <text:tab/><text:tab/></text:span><text:span text:style-name="T34">['138,1116\n']</text:span></text:p>
      <text:p text:style-name="P51"><text:span text:style-name="T16">data1[-1] = data1[-1].strip() <text:s/>→</text:span><text:span text:style-name="T9"> <text:tab/></text:span><text:span text:style-name="T34">['138, 1116']</text:span></text:p>
      <text:p text:style-name="P51"><text:span text:style-name="T16">data1=data1[0].split(',') →</text:span><text:span text:style-name="T9"> <text:tab/></text:span><text:span text:style-name="T34">['138', '1116']</text:span></text:p>
      <text:p text:style-name="P52"><text:span text:style-name="T16">data1=[int(l) for l in data1] →</text:span><text:span text:style-name="T20"> <text:tab/></text:span><text:span text:style-name="T34">[138, 1116]</text:span></text:p>
      <text:p text:style-name="P49"><text:span text:style-name="T34"/></text:p>
      <text:p text:style-name="P49"><text:span text:style-name="T34">Από την κάθε μαζική “row” αρχικά κάνουμε split και κρατάμε σε μια μεταβλητή αντίστοιχα ποιο είναι το data1, data2, .,,κλπ </text:span></text:p>
      <text:p text:style-name="P49"><text:span text:style-name="T34"/></text:p>
      <text:p text:style-name="P49"><text:span text:style-name="T34">Έπειτα αφαιρούμε το \n.</text:span></text:p>
      <text:p text:style-name="P49"><text:span text:style-name="T34"/></text:p>
      <text:p text:style-name="P49"><text:span text:style-name="T34">Σπάμε τώρα το id απο την απόδοση και στη συνέχεια απο str τα κάνουμε int .</text:span></text:p>
      <text:p text:style-name="P49"><text:span text:style-name="T34"/></text:p>
      <text:p text:style-name="P50"><text:span text:style-name="T34">Tέλος επιστρέφουμε τα data1, data2,.. κλπ φτιαγμένα έτοιμα για χρήση.</text:span></text:p>
      <text:p text:style-name="P90"><text:span text:style-name="T34"/></text:p>
      <text:p text:style-name="P21"><text:span text:style-name="T34"/></text:p>
      <text:p text:style-name="P62"><text:span text:style-name="T34">def normalization(rowValue, maxv):</text:span></text:p>
      <text:p text:style-name="P62"><text:span text:style-name="T34"/></text:p>
      <text:p text:style-name="P67"><text:span text:style-name="T34"><text:tab/>return rowValue/maxv</text:span></text:p>
      <text:p text:style-name="P67"><text:span text:style-name="T34"/></text:p>
      <text:p text:style-name="P54"><text:span text:style-name="T34">Εδώ κάνουμε το normalization των αποδόσεων, διαιρώντας την εκάστοτε απόδοση με την max της αντίστοιχης κατηγορίας και την επιστρέφουμε.</text:span></text:p>
      <text:p text:style-name="P91"><text:span text:style-name="T34"/></text:p>
      <text:p text:style-name="P54"><text:span text:style-name="T34"/></text:p>
      <text:p text:style-name="P74"/>
      <text:p text:style-name="P84">Για την συνάρτηση <text:span text:style-name="T8">myNRA() </text:span>αρκεί να εξηγήσουμε την λογική για numOfChoices=2 <text:s/>γιατί όλες μετά ακολουθούν την ίδια λογική. <text:s text:c="96"/></text:p>
      <text:p text:style-name="P85"/>
      <text:p text:style-name="P63"><text:span text:style-name="T51">d</text:span>ef myNRA (currentIds, currentPerformances, hashMapsList, t, u, T, W, <text:tab/><text:tab/><text:tab/><text:tab/><text:tab/> <text:s text:c="15"/>upperBoundsDict,numOfChoices,numOfAccesses, k):</text:p>
      <text:p text:style-name="P71"/>
      <text:p text:style-name="P75"><text:tab/>if t&lt;u and T!=0:</text:p>
      <text:p text:style-name="P75"/>
      <text:p text:style-name="P75"><text:tab/><text:tab/>if numOfChoices==2:</text:p>
      <text:p text:style-name="P75"/>
      <text:p text:style-name="P75"><text:soft-page-break/><text:tab/><text:tab/><text:tab/>numOfAccesses+=2</text:p>
      <text:p text:style-name="P75"/>
      <text:p text:style-name="P75"><text:tab/><text:tab/><text:tab/>for i in hashMapsList[0]:</text:p>
      <text:p text:style-name="P75"><text:tab/><text:tab/><text:tab/><text:tab/></text:p>
      <text:p text:style-name="P75"><text:tab/><text:tab/><text:tab/><text:tab/>if i not in hashMapsList[1]:</text:p>
      <text:p text:style-name="P75"><text:tab/><text:tab/><text:tab/><text:tab/><text:tab/>f1Lb=hashMapsList[0].get(i)<text:tab/></text:p>
      <text:p text:style-name="P75"><text:tab/><text:tab/><text:tab/><text:tab/><text:tab/>f1Ub=hashMapsList[0].get(i)+currentPerformances[1]</text:p>
      <text:p text:style-name="P75"><text:tab/></text:p>
      <text:p text:style-name="P75"><text:tab/><text:tab/><text:tab/><text:tab/>else:<text:tab/><text:tab/><text:tab/></text:p>
      <text:p text:style-name="P75"><text:tab/><text:tab/><text:tab/><text:tab/><text:tab/>f1Lb=hashMapsList[0].get(i)+hashMapsList[1].get(i)</text:p>
      <text:p text:style-name="P75"><text:tab/><text:tab/><text:tab/><text:tab/><text:tab/>f1Ub=hashMapsList[0].get(i)+hashMapsList[1].get(i)</text:p>
      <text:p text:style-name="P75"><text:tab/><text:tab/><text:tab/><text:tab/></text:p>
      <text:p text:style-name="P75"><text:tab/><text:tab/><text:tab/><text:tab/>upperBoundsDict.update({i:f1Ub})</text:p>
      <text:p text:style-name="P75"/>
      <text:p text:style-name="P75"/>
      <text:p text:style-name="P71">…</text:p>
      <text:p text:style-name="P71"/>
      <text:p text:style-name="P55">Όσο το t&lt;u και Τ!=0 σημαίνει ότι οποιοδήποτε από τα επόμενα objects είναι πιθανό να ανήκει στα top Ks.</text:p>
      <text:p text:style-name="P55">Άρα:</text:p>
      <text:p text:style-name="P55">- πρέπει να αυξήσουμε το numOfAccesses κατά τον αντίστοιχο αριθμό numOfChoices που έχουμε</text:p>
      <text:p text:style-name="P55">- Για κάθε key <text:s/>(ως τώρα) στην κάθε hashMapsList τσεκάρουμε αν υπάρχει και στις άλλες.</text:p>
      <text:p text:style-name="P55"/>
      <text:p text:style-name="P55">Ανάλογα με το αν υπάρχει ή όχι θα υπολογίζουμε και το lower bound, upper bound.</text:p>
      <text:p text:style-name="P55"/>
      <text:p text:style-name="P76">Για lower bound: </text:p>
      <text:p text:style-name="P55"/>
      <text:p text:style-name="P79">Aν δεν υπάρχει πουθενά το συγκεκριμένο id σε κάποια άλλο hashMap τότε το lower bound είναι μόνο η απόδοση του id του συγκεκριμένου hashMap.</text:p>
      <text:p text:style-name="P79"/>
      <text:p text:style-name="P80">Aν υπάρχει σε κάποιο άλλο hashMap τότε το lower bound θα είναι το αποτέλεσμα της άθροισης των αποδόσεων των hashMap <text:s/>που περιέχουν <text:span text:style-name="T50">το συγκεκριμένο id μόνο!</text:span></text:p>
      <text:p text:style-name="P78"/>
      <text:p text:style-name="P77">Για upper bound:</text:p>
      <text:p text:style-name="P77"/>
      <text:p text:style-name="P81">Aν δεν υπάρχει πουθενά το συγκεκριμένο id σε κάποια άλλο hashMap τότε το <text:span text:style-name="T48">upper</text:span> bound είνα<text:span text:style-name="T48">ι</text:span> η απόδοση του id του συγκεκριμένου hashMap, <text:span text:style-name="T48">συν όλες τις υπόλοιπες currentPerformances των άλλων hashMap.</text:span></text:p>
      <text:p text:style-name="P81"/>
      <text:p text:style-name="P82">Aν υπάρχει σε κάποιο άλλο hashMap τότε το <text:span text:style-name="T48">upper</text:span> bound θα είναι το αποτέλεσμα της άθροισης των αποδόσεων των hashMap που περιέχουν <text:span text:style-name="T50">το συγκεκριμένο id</text:span>,<text:span text:style-name="T49">συν όλες τις υπόλοιπες currentPerformances των άλλων hashMap.</text:span></text:p>
      <text:p text:style-name="P82"/>
      <text:p text:style-name="P83">Αν υπάρχει σε όλα τα hashMap τότε προφανώς είναι το άθροισμα όλων των αποδόσεων όλων των hashMap του συγκεκριμένου id.</text:p>
      <text:p text:style-name="P58"/>
      <text:p text:style-name="P56">Κάνουμε update έπειτα το upperBoundsDict με το νέο κάθε φορά upper bound για το κάθε id.</text:p>
      <text:p text:style-name="P58"/>
      <text:p text:style-name="P58"/>
      <text:p text:style-name="P58">...</text:p>
      <text:p text:style-name="P59"/>
      <text:p text:style-name="P75"><text:tab/><text:tab/><text:tab/><text:tab/>if (f1Lb&gt;t and len(W)==k) or len(W)&lt;k:</text:p>
      <text:p text:style-name="P75"/>
      <text:p text:style-name="P75"><text:tab/><text:tab/><text:tab/><text:tab/><text:tab/>found=0</text:p>
      <text:p text:style-name="P75"><text:tab/><text:tab/><text:tab/><text:tab/><text:tab/>pos=0</text:p>
      <text:p text:style-name="P75"/>
      <text:p text:style-name="P75"><text:tab/><text:tab/><text:tab/><text:tab/><text:tab/>for ks in W:</text:p>
      <text:p text:style-name="P75"><text:tab/><text:tab/><text:tab/><text:tab/><text:tab/><text:tab/>if ks[0]==i:</text:p>
      <text:p text:style-name="P75"><text:tab/><text:tab/><text:tab/><text:tab/><text:tab/><text:tab/><text:tab/>found=1</text:p>
      <text:p text:style-name="P75"><text:tab/><text:tab/><text:tab/><text:tab/><text:tab/><text:tab/><text:tab/>W.pop(pos)</text:p>
      <text:p text:style-name="P75"><text:tab/><text:tab/><text:tab/><text:tab/><text:tab/><text:tab/><text:tab/>W.insert(pos, [i,f1Lb])</text:p>
      <text:p text:style-name="P75"><text:tab/><text:tab/><text:tab/><text:tab/><text:tab/><text:tab/><text:tab/>Wk=sorted(W, reverse=True, key=itemgetter(1))</text:p>
      <text:p text:style-name="P75"><text:tab/><text:tab/><text:tab/><text:tab/><text:tab/><text:tab/><text:tab/>W=Wk</text:p>
      <text:p text:style-name="P75"><text:tab/><text:tab/><text:tab/><text:tab/><text:tab/><text:tab/><text:tab/>t=W[-1][1]</text:p>
      <text:p text:style-name="P75"><text:tab/><text:tab/><text:tab/><text:tab/><text:tab/><text:tab/><text:tab/>break<text:tab/><text:tab/></text:p>
      <text:p text:style-name="P75"><text:tab/><text:tab/><text:tab/><text:tab/><text:tab/><text:tab/>else:</text:p>
      <text:p text:style-name="P75"><text:tab/><text:tab/><text:tab/><text:tab/><text:tab/><text:tab/><text:tab/>pos+=1</text:p>
      <text:p text:style-name="P75"><text:tab/></text:p>
      <text:p text:style-name="P75"><text:tab/><text:tab/><text:tab/><text:tab/><text:tab/>if found==0 and len(W)&lt;k:</text:p>
      <text:p text:style-name="P75"><text:tab/><text:tab/><text:tab/><text:tab/><text:tab/><text:tab/>W.insert(len(W), [i, f1Lb])<text:tab/><text:tab/></text:p>
      <text:p text:style-name="P75"><text:tab/><text:tab/><text:tab/><text:tab/><text:tab/></text:p>
      <text:p text:style-name="P75"><text:tab/><text:tab/><text:tab/><text:tab/><text:tab/>elif found==0 and len(W)==k:</text:p>
      <text:p text:style-name="P75"><text:tab/><text:tab/><text:tab/><text:tab/><text:tab/><text:tab/>W.pop(-1)</text:p>
      <text:p text:style-name="P75"><text:tab/><text:tab/><text:tab/><text:tab/><text:tab/><text:tab/>W.insert(len(W), [i, f1Lb])</text:p>
      <text:p text:style-name="P75"/>
      <text:p text:style-name="P75"><text:tab/><text:tab/><text:tab/><text:tab/><text:tab/>Wk=sorted(W, reverse=True, key=itemgetter(1))</text:p>
      <text:p text:style-name="P75"><text:tab/><text:tab/><text:tab/><text:tab/><text:tab/>W=Wk</text:p>
      <text:p text:style-name="P75"><text:tab/><text:tab/><text:tab/><text:tab/><text:tab/>t=W[-1][1]<text:tab/></text:p>
      <text:p text:style-name="P75"><text:soft-page-break/></text:p>
      <text:p text:style-name="P75">…</text:p>
      <text:p text:style-name="P57">Εάν το νέο lower bound που έχει προκύψει είναι μεγαλύτερο από το μικρότερο που υπάρχει ως τώρα στην W και το μέγεθος της W έχει φουλάρει(έχει φτάσει ήδη το k) ή εάν είμαστε ακόμα όχι φουλαρισμένοι στην W, τότε ανάλογα ακολουθούμε μια στρατηγική.</text:p>
      <text:p text:style-name="P75"/>
      <text:p text:style-name="P75"/>
      <text:p text:style-name="P75"/>
      <text:p text:style-name="P75"/>
      <text:p text:style-name="P75"/>
      <text:p text:style-name="P75"/>
      <text:p text:style-name="P75"><text:s/><text:tab/><text:tab/><text:tab/>#------------------------------------------------------------------</text:p>
      <text:p text:style-name="P75"/>
      <text:p text:style-name="P75"><text:tab/><text:tab/><text:tab/>for i in hashMapsList[1]:</text:p>
      <text:p text:style-name="P75"><text:tab/><text:tab/><text:tab/><text:tab/></text:p>
      <text:p text:style-name="P75"><text:tab/><text:tab/><text:tab/><text:tab/>if i not in hashMapsList[0]:</text:p>
      <text:p text:style-name="P75"><text:tab/><text:tab/><text:tab/><text:tab/><text:tab/>f2Lb=hashMapsList[1].get(i)<text:tab/></text:p>
      <text:p text:style-name="P75"><text:tab/><text:tab/><text:tab/><text:tab/><text:tab/>f2Ub=hashMapsList[1].get(i)+currentPerformances[0]<text:tab/></text:p>
      <text:p text:style-name="P75"><text:tab/><text:tab/><text:tab/><text:tab/><text:tab/></text:p>
      <text:p text:style-name="P75"><text:tab/><text:tab/><text:tab/><text:tab/>elif i in hashMapsList[0]:</text:p>
      <text:p text:style-name="P75"><text:tab/><text:tab/><text:tab/><text:tab/><text:tab/>f2Lb=hashMapsList[1].get(i)+hashMapsList[0].get(i)</text:p>
      <text:p text:style-name="P75"><text:tab/><text:tab/><text:tab/><text:tab/><text:tab/>f2Ub=hashMapsList[1].get(i)+hashMapsList[0].get(i)<text:tab/></text:p>
      <text:p text:style-name="P75"/>
      <text:p text:style-name="P75"><text:tab/><text:tab/><text:tab/><text:tab/>upperBoundsDict.update({i:f2Ub})<text:tab/></text:p>
      <text:p text:style-name="P75"/>
      <text:p text:style-name="P75"><text:tab/><text:tab/><text:tab/><text:tab/>if (f2Lb&gt;t and len(W)==k) or len(W)&lt;k:</text:p>
      <text:p text:style-name="P75"/>
      <text:p text:style-name="P75"><text:tab/><text:tab/><text:tab/><text:tab/><text:tab/>found=0</text:p>
      <text:p text:style-name="P75"><text:tab/><text:tab/><text:tab/><text:tab/><text:tab/>pos=0</text:p>
      <text:p text:style-name="P75"/>
      <text:p text:style-name="P75"><text:tab/><text:tab/><text:tab/><text:tab/><text:tab/>for ks in W:</text:p>
      <text:p text:style-name="P75"><text:tab/><text:tab/><text:tab/><text:tab/><text:tab/><text:tab/>if ks[0]==i:</text:p>
      <text:p text:style-name="P75"><text:tab/><text:tab/><text:tab/><text:tab/><text:tab/><text:tab/><text:tab/>found=1</text:p>
      <text:p text:style-name="P75"><text:tab/><text:tab/><text:tab/><text:tab/><text:tab/><text:tab/><text:tab/>W.pop(pos)</text:p>
      <text:p text:style-name="P75"><text:tab/><text:tab/><text:tab/><text:tab/><text:tab/><text:tab/><text:tab/>W.insert(pos, [i,f2Lb])</text:p>
      <text:p text:style-name="P75"><text:tab/><text:tab/><text:tab/><text:tab/><text:tab/><text:tab/><text:tab/>Wk=sorted(W, reverse=True, key=itemgetter(1))</text:p>
      <text:p text:style-name="P75"><text:tab/><text:tab/><text:tab/><text:tab/><text:tab/><text:tab/><text:tab/>W=Wk</text:p>
      <text:p text:style-name="P75"><text:tab/><text:tab/><text:tab/><text:tab/><text:tab/><text:tab/><text:tab/>t=W[-1][1]</text:p>
      <text:p text:style-name="P75"><text:tab/><text:tab/><text:tab/><text:tab/><text:tab/><text:tab/><text:tab/>break<text:tab/><text:tab/></text:p>
      <text:p text:style-name="P75"><text:tab/><text:tab/><text:tab/><text:tab/><text:tab/><text:tab/>else:</text:p>
      <text:p text:style-name="P75"><text:tab/><text:tab/><text:tab/><text:tab/><text:tab/><text:tab/><text:tab/>pos+=1</text:p>
      <text:p text:style-name="P75"><text:tab/></text:p>
      <text:p text:style-name="P75"><text:tab/><text:tab/><text:tab/><text:tab/><text:tab/>if found==0 and len(W)&lt;k:</text:p>
      <text:p text:style-name="P75"><text:tab/><text:tab/><text:tab/><text:tab/><text:tab/><text:tab/>W.insert(len(W), [i, f2Lb])</text:p>
      <text:p text:style-name="P75"/>
      <text:p text:style-name="P75"><text:tab/><text:tab/><text:tab/><text:tab/><text:tab/>elif found==0 and len(W)==k:</text:p>
      <text:p text:style-name="P75"><text:tab/><text:tab/><text:tab/><text:tab/><text:tab/><text:tab/>W.pop(-1)</text:p>
      <text:p text:style-name="P75"><text:tab/><text:tab/><text:tab/><text:tab/><text:tab/><text:tab/>W.insert(len(W), [i, f2Lb])</text:p>
      <text:p text:style-name="P75"/>
      <text:p text:style-name="P75"><text:tab/><text:tab/><text:tab/><text:tab/><text:tab/>Wk=sorted(W, reverse=True, key=itemgetter(1))</text:p>
      <text:p text:style-name="P75"><text:tab/><text:tab/><text:tab/><text:tab/><text:tab/>W=Wk</text:p>
      <text:p text:style-name="P75"><text:tab/><text:tab/><text:tab/><text:tab/><text:tab/>t=W[-1][1]</text:p>
      <text:p text:style-name="P75"/>
      <text:p text:style-name="P75"><text:tab/><text:tab/><text:tab/>for ks in W:</text:p>
      <text:p text:style-name="P75"><text:tab/><text:tab/><text:tab/><text:tab/>if ks[0] in upperBoundsDict:</text:p>
      <text:p text:style-name="P75"><text:tab/><text:tab/><text:tab/><text:tab/><text:tab/>del upperBoundsDict[ks[0]]</text:p>
      <text:p text:style-name="P75"/>
      <text:p text:style-name="P75"><text:tab/><text:tab/><text:tab/>upperBoundsDictK=sorted(upperBoundsDict.items(), reverse=True, key=lambda kv: kv[1])</text:p>
      <text:p text:style-name="P75"><text:tab/><text:tab/><text:tab/>upperBoundsDict=dict(upperBoundsDictK)</text:p>
      <text:p text:style-name="P75"/>
      <text:p text:style-name="P75"><text:tab/><text:tab/><text:tab/>try:</text:p>
      <text:p text:style-name="P75"><text:tab/><text:tab/><text:tab/><text:tab/>u=next(iter(upperBoundsDict.values()))</text:p>
      <text:p text:style-name="P75"><text:tab/><text:tab/><text:tab/>except StopIteration:</text:p>
      <text:p text:style-name="P75"><text:tab/><text:tab/><text:tab/><text:tab/>pass</text:p>
      <text:p text:style-name="P75"/>
      <text:p text:style-name="P75">…</text:p>
      <text:p text:style-name="P73"/>
      <text:p text:style-name="P70"><text:span text:style-name="T34"/></text:p>
      <text:p text:style-name="P3"><text:span text:style-name="T27"><text:s/>PART </text:span><text:span text:style-name="T28">2 </text:span></text:p>
      <text:p text:style-name="P13"/>
      <text:p text:style-name="P13"/>
      <text:p text:style-name="P6">if __name__ == '__main__':</text:p>
      <text:p text:style-name="P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style style:name="MT4" style:family="text">
      <style:text-properties fo:font-size="11pt" officeooo:rsid="020ced45" style:font-size-asian="11pt" style:font-size-complex="11pt"/>
    </style:style>
    <style:style style:name="MT5" style:family="text">
      <style:text-properties fo:font-size="11pt" officeooo:rsid="020ebf68"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9"/></text:span><text:span text:style-name="MT3">Complex Data Management on </text:span><text:span text:style-name="MT4">Top-K &amp; Skyline </text:span><text:span text:style-name="MT5">Queries</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01:19:54.550146702</dc:date>
    <meta:editing-duration>P1DT1H45M14S</meta:editing-duration>
    <meta:editing-cycles>531</meta:editing-cycles>
    <meta:generator>LibreOffice/6.0.7.3$Linux_X86_64 LibreOffice_project/00m0$Build-3</meta:generator>
    <meta:document-statistic meta:table-count="0" meta:image-count="0" meta:object-count="0" meta:page-count="10" meta:paragraph-count="493" meta:word-count="2450" meta:character-count="21827" meta:non-whitespace-character-count="18043"/>
  </office:meta>
</office:document-meta>
</file>